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4.8pt"/>
    </style:style>
    <style:style style:name="co3" style:family="table-column">
      <style:table-column-properties fo:break-before="auto" style:column-width="19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6"/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table:number-columns-repeated="16"/>
          <table:table-cell table:style-name="ce7" table:formula="of:=SUM([.Q4:.Q142])" office:value-type="float" office:value="13" calcext:value-type="float">
            <text:p>13</text:p>
          </table:table-cell>
          <table:table-cell table:style-name="ce7" office:value-type="string" calcext:value-type="string">
            <text:p>errors</text:p>
          </table:table-cell>
        </table:table-row>
        <table:table-row table:style-name="ro1">
          <table:table-cell table:number-columns-repeated="10"/>
          <table:table-cell table:style-name="ce7" office:value-type="string" calcext:value-type="string">
            <text:p>float version</text:p>
          </table:table-cell>
          <table:table-cell/>
          <table:table-cell table:style-name="ce7" office:value-type="string" calcext:value-type="string">
            <text:p>int version</text:p>
          </table:table-cell>
          <table:table-cell office:value-type="string" calcext:value-type="string">
            <text:p>decimal counter</text:p>
          </table:table-cell>
          <table:table-cell office:value-type="string" calcext:value-type="string">
            <text:p>fract counte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INE_TABLE_PHASE_BIT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7" office:value-type="string" calcext:value-type="string">
            <text:p>determine divider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determine freq factor</text:p>
          </table:table-cell>
          <table:table-cell table:style-name="ce9"/>
          <table:table-cell table:style-name="ce11"/>
          <table:table-cell/>
          <table:table-cell office:value-type="string" calcext:value-type="string">
            <text:p>CLK</text:p>
          </table:table-cell>
          <table:table-cell table:formula="of:=[.C16]" office:value-type="float" office:value="16777216" calcext:value-type="float">
            <text:p>16777216</text:p>
          </table:table-cell>
          <table:table-cell table:formula="of:=[.G6]" office:value-type="float" office:value="16777216" calcext:value-type="float">
            <text:p>16777216</text:p>
          </table:table-cell>
          <table:table-cell table:number-columns-repeated="2"/>
          <table:table-cell table:formula="of:=[.C16]" office:value-type="float" office:value="16777216" calcext:value-type="float">
            <text:p>16777216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/>
          <table:table-cell table:style-name="ce12"/>
          <table:table-cell/>
          <table:table-cell office:value-type="string" calcext:value-type="string">
            <text:p>sincos phase max</text:p>
          </table:table-cell>
          <table:table-cell table:formula="of:=2^[.C4]" office:value-type="float" office:value="1048576" calcext:value-type="float">
            <text:p>1048576</text:p>
          </table:table-cell>
          <table:table-cell table:formula="of:=[.G7]" office:value-type="float" office:value="1048576" calcext:value-type="float">
            <text:p>1048576</text:p>
          </table:table-cell>
          <table:table-cell table:number-columns-repeated="2"/>
          <table:table-cell table:formula="of:=2^20" office:value-type="float" office:value="1048576" calcext:value-type="float">
            <text:p>1048576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REQUENCY_RESOLUTION</text:p>
          </table:table-cell>
          <table:table-cell office:value-type="float" office:value="0.1" calcext:value-type="float">
            <text:p>0.1</text:p>
          </table:table-cell>
          <table:table-cell table:style-name="ce12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FREQUENCY_RESOLUTION_BITS</text:p>
          </table:table-cell>
          <table:table-cell table:formula="of:=CEILING(ABS(LOG([.C8])/LOG(2)))" office:value-type="float" office:value="4" calcext:value-type="float">
            <text:p>4</text:p>
          </table:table-cell>
          <table:table-cell table:style-name="ce12"/>
          <table:table-cell/>
          <table:table-cell office:value-type="string" calcext:value-type="string">
            <text:p>float_freq</text:p>
          </table:table-cell>
          <table:table-cell office:value-type="float" office:value="16775" calcext:value-type="float">
            <text:p>16775</text:p>
          </table:table-cell>
          <table:table-cell table:formula="of:=[.G9]-[.C8]" office:value-type="float" office:value="16774.9" calcext:value-type="float">
            <text:p>16774.9</text:p>
          </table:table-cell>
          <table:table-cell table:number-columns-repeated="2"/>
          <table:table-cell table:formula="of:=[.H9]" office:value-type="float" office:value="16774.9" calcext:value-type="float">
            <text:p>16774.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FREQUENCY_FACTOR</text:p>
          </table:table-cell>
          <table:table-cell table:style-name="ce8" table:formula="of:=2^[.C9]" office:value-type="float" office:value="16" calcext:value-type="float">
            <text:p>16</text:p>
          </table:table-cell>
          <table:table-cell table:style-name="ce12"/>
          <table:table-cell/>
          <table:table-cell table:style-name="ce14" office:value-type="string" calcext:value-type="string">
            <text:p>FREQUENCY_FACTOR</text:p>
          </table:table-cell>
          <table:table-cell table:formula="of:=[.C10]" office:value-type="float" office:value="16" calcext:value-type="float">
            <text:p>16</text:p>
          </table:table-cell>
          <table:table-cell table:formula="of:=[.C10]"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X_FREQ</text:p>
          </table:table-cell>
          <table:table-cell table:style-name="ce8" table:formula="of:=2^15" office:value-type="float" office:value="32768" calcext:value-type="float">
            <text:p>32768</text:p>
          </table:table-cell>
          <table:table-cell table:style-name="ce12"/>
          <table:table-cell/>
          <table:table-cell office:value-type="string" calcext:value-type="string">
            <text:p>int_freq</text:p>
          </table:table-cell>
          <table:table-cell table:formula="of:=ROUND([.G9]*[.G10])" office:value-type="float" office:value="268400" calcext:value-type="float">
            <text:p>268400</text:p>
          </table:table-cell>
          <table:table-cell table:formula="of:=ROUND([.H9]*[.H10])" office:value-type="float" office:value="268398" calcext:value-type="float">
            <text:p>268398</text:p>
          </table:table-cell>
          <table:table-cell table:number-columns-repeated="2"/>
          <table:table-cell table:formula="of:=[.K9]*[.K10]" office:value-type="float" office:value="16774.9" calcext:value-type="float">
            <text:p>16774.9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REQUENCY_BITS</text:p>
          </table:table-cell>
          <table:table-cell table:style-name="ce8" table:formula="of:=CEILING(LOG([.C11]*[.C10])/LOG(2))" office:value-type="float" office:value="19" calcext:value-type="float">
            <text:p>19</text:p>
          </table:table-cell>
          <table:table-cell table:style-name="ce12"/>
          <table:table-cell table:number-columns-repeated="14"/>
        </table:table-row>
        <table:table-row table:style-name="ro1">
          <table:table-cell/>
          <table:table-cell table:style-name="ce5"/>
          <table:table-cell table:style-name="ce10"/>
          <table:table-cell table:style-name="ce13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determine step factor</text:p>
          </table:table-cell>
          <table:table-cell table:style-name="ce9"/>
          <table:table-cell table:style-name="ce11"/>
          <table:table-cell/>
          <table:table-cell table:style-name="ce5" office:value-type="string" calcext:value-type="string">
            <text:p>PHASE_STEPS_PER_CLK_FACTOR</text:p>
          </table:table-cell>
          <table:table-cell table:formula="of:=[.C30]" office:value-type="float" office:value="8" calcext:value-type="float">
            <text:p>8</text:p>
          </table:table-cell>
          <table:table-cell table:formula="of:=[.C30]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CLK_BITS</text:p>
          </table:table-cell>
          <table:table-cell office:value-type="float" office:value="24" calcext:value-type="float">
            <text:p>24</text:p>
          </table:table-cell>
          <table:table-cell table:style-name="ce12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CLK_FREQUENCY</text:p>
          </table:table-cell>
          <table:table-cell table:formula="of:=2^[.C15]" office:value-type="float" office:value="16777216" calcext:value-type="float">
            <text:p>16777216</text:p>
          </table:table-cell>
          <table:table-cell table:style-name="ce12" table:formula="of:=[.C16]" office:value-type="float" office:value="16777216" calcext:value-type="float">
            <text:p>16777216</text:p>
          </table:table-cell>
          <table:table-cell/>
          <table:table-cell office:value-type="string" calcext:value-type="string">
            <text:p>phase_steps_per second</text:p>
          </table:table-cell>
          <table:table-cell table:formula="of:=[.G11]*[.G7]*[.G14]" office:value-type="float" office:value="2251502387200" calcext:value-type="float">
            <text:p>2251502387200</text:p>
          </table:table-cell>
          <table:table-cell table:formula="of:=[.H11]*[.H7]*[.H14]" office:value-type="float" office:value="2251485609984" calcext:value-type="float">
            <text:p>2251485609984</text:p>
          </table:table-cell>
          <table:table-cell table:number-columns-repeated="2"/>
          <table:table-cell table:formula="of:=[.K11]*[.K7]*[.K14]" office:value-type="float" office:value="17589757542.4" calcext:value-type="float">
            <text:p>17589757542.4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sincos phase</text:p>
          </table:table-cell>
          <table:table-cell table:formula="of:=2^[.C4]" office:value-type="float" office:value="1048576" calcext:value-type="float">
            <text:p>1048576</text:p>
          </table:table-cell>
          <table:table-cell table:style-name="ce12" table:formula="of:=[.C17]" office:value-type="float" office:value="1048576" calcext:value-type="float">
            <text:p>1048576</text:p>
          </table:table-cell>
          <table:table-cell/>
          <table:table-cell office:value-type="string" calcext:value-type="string">
            <text:p>phase_step_per_mclk</text:p>
          </table:table-cell>
          <table:table-cell table:formula="of:=[.G16]/[.G6]" office:value-type="float" office:value="134200" calcext:value-type="float">
            <text:p>134200</text:p>
          </table:table-cell>
          <table:table-cell table:formula="of:=[.H16]/[.H6]" office:value-type="float" office:value="134199" calcext:value-type="float">
            <text:p>134199</text:p>
          </table:table-cell>
          <table:table-cell table:number-columns-repeated="2"/>
          <table:table-cell table:formula="of:=[.K16]/[.K6]" office:value-type="float" office:value="1048.43125" calcext:value-type="float">
            <text:p>1048.43125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/>
          <table:table-cell table:style-name="ce12"/>
          <table:table-cell table:number-columns-repeated="6"/>
          <table:table-cell office:value-type="string" calcext:value-type="string">
            <text:p>orig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loat_freq</text:p>
          </table:table-cell>
          <table:table-cell office:value-type="float" office:value="1" calcext:value-type="float">
            <text:p>1</text:p>
          </table:table-cell>
          <table:table-cell table:style-name="ce12" table:formula="of:=[.C19]-[.C8]" office:value-type="float" office:value="0.9" calcext:value-type="float">
            <text:p>0.9</text:p>
          </table:table-cell>
          <table:table-cell/>
          <table:table-cell office:value-type="string" calcext:value-type="string">
            <text:p>phase_step_per_mclk</text:p>
          </table:table-cell>
          <table:table-cell table:formula="of:=FLOOR([.G17])" office:value-type="float" office:value="134200" calcext:value-type="float">
            <text:p>134200</text:p>
          </table:table-cell>
          <table:table-cell table:formula="of:=FLOOR([.H17])" office:value-type="float" office:value="134199" calcext:value-type="float">
            <text:p>1341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O19]&gt;[.$H$21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ABS(FLOOR([.K19])-[.M1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actor</text:p>
          </table:table-cell>
          <table:table-cell table:formula="of:=[.C10]" office:value-type="float" office:value="16" calcext:value-type="float">
            <text:p>16</text:p>
          </table:table-cell>
          <table:table-cell table:style-name="ce12" table:formula="of:=[.C10]" office:value-type="float" office:value="16" calcext:value-type="float">
            <text:p>16</text:p>
          </table:table-cell>
          <table:table-cell table:number-columns-repeated="6"/>
          <table:table-cell table:formula="of:=[.K17]" office:value-type="float" office:value="1048.43125" calcext:value-type="float">
            <text:p>1048.43125</text:p>
          </table:table-cell>
          <table:table-cell/>
          <table:table-cell table:formula="of:=[.M19]+[.$H$23]+[.N20]" office:value-type="float" office:value="1048" calcext:value-type="float">
            <text:p>1048</text:p>
          </table:table-cell>
          <table:table-cell table:formula="of:=IF([.O20]&gt;=[.$H$21];1;0)" office:value-type="float" office:value="0" calcext:value-type="float">
            <text:p>0</text:p>
          </table:table-cell>
          <table:table-cell table:formula="of:=[.O19]+[.$H$24]-[.N19]*[.$H$21]" office:value-type="float" office:value="55" calcext:value-type="float">
            <text:p>55</text:p>
          </table:table-cell>
          <table:table-cell/>
          <table:table-cell table:formula="of:=ABS(FLOOR([.K20])-[.M2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nt_freq</text:p>
          </table:table-cell>
          <table:table-cell table:formula="of:=ROUND([.C19]*[.C20])" office:value-type="float" office:value="16" calcext:value-type="float">
            <text:p>16</text:p>
          </table:table-cell>
          <table:table-cell table:formula="of:=ROUND([.D19]*[.D20])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PHASE_DIVIDER_i</text:p>
          </table:table-cell>
          <table:table-cell table:formula="of:=[.G14]*[.G10]" office:value-type="float" office:value="128" calcext:value-type="float">
            <text:p>128</text:p>
          </table:table-cell>
          <table:table-cell table:formula="of:=[.H14]*[.H10]" office:value-type="float" office:value="128" calcext:value-type="float">
            <text:p>128</text:p>
          </table:table-cell>
          <table:table-cell table:number-columns-repeated="2"/>
          <table:table-cell table:formula="of:=[.K20]+[.K$17]" office:value-type="float" office:value="2096.8625" calcext:value-type="float">
            <text:p>2096.8625</text:p>
          </table:table-cell>
          <table:table-cell/>
          <table:table-cell table:formula="of:=[.M20]+[.$H$23]+[.N21]" office:value-type="float" office:value="2096" calcext:value-type="float">
            <text:p>2096</text:p>
          </table:table-cell>
          <table:table-cell table:formula="of:=IF([.O21]&gt;=[.$H$21];1;0)" office:value-type="float" office:value="0" calcext:value-type="float">
            <text:p>0</text:p>
          </table:table-cell>
          <table:table-cell table:formula="of:=[.O20]+[.$H$24]-[.N20]*[.$H$21]" office:value-type="float" office:value="110" calcext:value-type="float">
            <text:p>110</text:p>
          </table:table-cell>
          <table:table-cell/>
          <table:table-cell table:formula="of:=ABS(FLOOR([.K21])-[.M2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/>
          <table:table-cell/>
          <table:table-cell table:style-name="ce12"/>
          <table:table-cell table:number-columns-repeated="6"/>
          <table:table-cell table:formula="of:=[.K21]+[.K$17]" office:value-type="float" office:value="3145.29375" calcext:value-type="float">
            <text:p>3145.29375</text:p>
          </table:table-cell>
          <table:table-cell/>
          <table:table-cell table:formula="of:=[.M21]+[.$H$23]+[.N22]" office:value-type="float" office:value="3145" calcext:value-type="float">
            <text:p>3145</text:p>
          </table:table-cell>
          <table:table-cell table:formula="of:=IF([.O22]&gt;=[.$H$21];1;0)" office:value-type="float" office:value="1" calcext:value-type="float">
            <text:p>1</text:p>
          </table:table-cell>
          <table:table-cell table:formula="of:=[.O21]+[.$H$24]-[.N21]*[.$H$21]" office:value-type="float" office:value="165" calcext:value-type="float">
            <text:p>165</text:p>
          </table:table-cell>
          <table:table-cell/>
          <table:table-cell table:formula="of:=ABS(FLOOR([.K22])-[.M2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SECOND_1HZ</text:p>
          </table:table-cell>
          <table:table-cell table:formula="of:=[.C21]*[.C17]" office:value-type="float" office:value="16777216" calcext:value-type="float">
            <text:p>16777216</text:p>
          </table:table-cell>
          <table:table-cell table:style-name="ce12" table:formula="of:=[.D21]*[.D17]" office:value-type="float" office:value="14680064" calcext:value-type="float">
            <text:p>14680064</text:p>
          </table:table-cell>
          <table:table-cell/>
          <table:table-cell table:style-name="ce7" office:value-type="string" calcext:value-type="string">
            <text:p>result decimal part</text:p>
          </table:table-cell>
          <table:table-cell table:formula="of:=FLOOR([.G19]/[.G21])" office:value-type="float" office:value="1048" calcext:value-type="float">
            <text:p>1048</text:p>
          </table:table-cell>
          <table:table-cell table:formula="of:=FLOOR([.H19]/[.H21])" office:value-type="float" office:value="1048" calcext:value-type="float">
            <text:p>1048</text:p>
          </table:table-cell>
          <table:table-cell table:number-columns-repeated="2"/>
          <table:table-cell table:formula="of:=[.K22]+[.K$17]" office:value-type="float" office:value="4193.725" calcext:value-type="float">
            <text:p>4193.725</text:p>
          </table:table-cell>
          <table:table-cell/>
          <table:table-cell table:formula="of:=[.M22]+[.$H$23]+[.N23]" office:value-type="float" office:value="4193" calcext:value-type="float">
            <text:p>4193</text:p>
          </table:table-cell>
          <table:table-cell table:formula="of:=IF([.O23]&gt;=[.$H$21];1;0)" office:value-type="float" office:value="0" calcext:value-type="float">
            <text:p>0</text:p>
          </table:table-cell>
          <table:table-cell table:formula="of:=[.O22]+[.$H$24]-[.N22]*[.$H$21]" office:value-type="float" office:value="92" calcext:value-type="float">
            <text:p>92</text:p>
          </table:table-cell>
          <table:table-cell/>
          <table:table-cell table:formula="of:=ABS(FLOOR([.K23])-[.M2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CLK_1HZ</text:p>
          </table:table-cell>
          <table:table-cell table:formula="of:=[.C23]/[.C16]" office:value-type="float" office:value="1" calcext:value-type="float">
            <text:p>1</text:p>
          </table:table-cell>
          <table:table-cell table:style-name="ce12" table:formula="of:=[.D23]/[.D16]" office:value-type="float" office:value="0.875" calcext:value-type="float">
            <text:p>0.875</text:p>
          </table:table-cell>
          <table:table-cell/>
          <table:table-cell table:style-name="ce7" office:value-type="string" calcext:value-type="string">
            <text:p>result fractional part</text:p>
          </table:table-cell>
          <table:table-cell table:formula="of:=[.G19]-([.G23]*[.G21])" office:value-type="float" office:value="56" calcext:value-type="float">
            <text:p>56</text:p>
          </table:table-cell>
          <table:table-cell table:formula="of:=[.H19]-([.H23]*[.H21])" office:value-type="float" office:value="55" calcext:value-type="float">
            <text:p>55</text:p>
          </table:table-cell>
          <table:table-cell table:number-columns-repeated="2"/>
          <table:table-cell table:formula="of:=[.K23]+[.K$17]" office:value-type="float" office:value="5242.15625" calcext:value-type="float">
            <text:p>5242.15625</text:p>
          </table:table-cell>
          <table:table-cell/>
          <table:table-cell table:formula="of:=[.M23]+[.$H$23]+[.N24]" office:value-type="float" office:value="5242" calcext:value-type="float">
            <text:p>5242</text:p>
          </table:table-cell>
          <table:table-cell table:formula="of:=IF([.O24]&gt;=[.$H$21];1;0)" office:value-type="float" office:value="1" calcext:value-type="float">
            <text:p>1</text:p>
          </table:table-cell>
          <table:table-cell table:formula="of:=[.O23]+[.$H$24]-[.N23]*[.$H$21]" office:value-type="float" office:value="147" calcext:value-type="float">
            <text:p>147</text:p>
          </table:table-cell>
          <table:table-cell/>
          <table:table-cell table:formula="of:=ABS(FLOOR([.K24])-[.M2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/>
          <table:table-cell/>
          <table:table-cell table:style-name="ce12"/>
          <table:table-cell table:number-columns-repeated="6"/>
          <table:table-cell table:formula="of:=[.K24]+[.K$17]" office:value-type="float" office:value="6290.5875" calcext:value-type="float">
            <text:p>6290.5875</text:p>
          </table:table-cell>
          <table:table-cell/>
          <table:table-cell table:formula="of:=[.M24]+[.$H$23]+[.N25]" office:value-type="float" office:value="6290" calcext:value-type="float">
            <text:p>6290</text:p>
          </table:table-cell>
          <table:table-cell table:formula="of:=IF([.O25]&gt;=[.$H$21];1;0)" office:value-type="float" office:value="0" calcext:value-type="float">
            <text:p>0</text:p>
          </table:table-cell>
          <table:table-cell table:formula="of:=[.O24]+[.$H$24]-[.N24]*[.$H$21]" office:value-type="float" office:value="74" calcext:value-type="float">
            <text:p>74</text:p>
          </table:table-cell>
          <table:table-cell/>
          <table:table-cell table:formula="of:=ABS(FLOOR([.K25])-[.M2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CLK_DIFF</text:p>
          </table:table-cell>
          <table:table-cell table:formula="of:=[.C24]-[.D24]" office:value-type="float" office:value="0.125" calcext:value-type="float">
            <text:p>0.125</text:p>
          </table:table-cell>
          <table:table-cell table:style-name="ce12"/>
          <table:table-cell table:number-columns-repeated="6"/>
          <table:table-cell table:formula="of:=[.K25]+[.K$17]" office:value-type="float" office:value="7339.01875" calcext:value-type="float">
            <text:p>7339.01875</text:p>
          </table:table-cell>
          <table:table-cell/>
          <table:table-cell table:formula="of:=[.M25]+[.$H$23]+[.N26]" office:value-type="float" office:value="7339" calcext:value-type="float">
            <text:p>7339</text:p>
          </table:table-cell>
          <table:table-cell table:formula="of:=IF([.O26]&gt;=[.$H$21];1;0)" office:value-type="float" office:value="1" calcext:value-type="float">
            <text:p>1</text:p>
          </table:table-cell>
          <table:table-cell table:formula="of:=[.O25]+[.$H$24]-[.N25]*[.$H$21]" office:value-type="float" office:value="129" calcext:value-type="float">
            <text:p>129</text:p>
          </table:table-cell>
          <table:table-cell/>
          <table:table-cell table:formula="of:=ABS(FLOOR([.K26])-[.M2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CLK_DIFF_FRACT</text:p>
          </table:table-cell>
          <table:table-cell table:formula="of:=[.C26]-FLOOR([.C26])" office:value-type="float" office:value="0.125" calcext:value-type="float">
            <text:p>0.125</text:p>
          </table:table-cell>
          <table:table-cell table:style-name="ce12"/>
          <table:table-cell/>
          <table:table-cell office:value-type="string" calcext:value-type="string">
            <text:p>int_freq shift left</text:p>
          </table:table-cell>
          <table:table-cell table:formula="of:=[.C4]+[.C29]" office:value-type="float" office:value="23" calcext:value-type="float">
            <text:p>23</text:p>
          </table:table-cell>
          <table:table-cell table:number-columns-repeated="3"/>
          <table:table-cell table:formula="of:=[.K26]+[.K$17]" office:value-type="float" office:value="8387.45" calcext:value-type="float">
            <text:p>8387.45</text:p>
          </table:table-cell>
          <table:table-cell/>
          <table:table-cell table:formula="of:=[.M26]+[.$H$23]+[.N27]" office:value-type="float" office:value="8387" calcext:value-type="float">
            <text:p>8387</text:p>
          </table:table-cell>
          <table:table-cell table:formula="of:=IF([.O27]&gt;=[.$H$21];1;0)" office:value-type="float" office:value="0" calcext:value-type="float">
            <text:p>0</text:p>
          </table:table-cell>
          <table:table-cell table:formula="of:=[.O26]+[.$H$24]-[.N26]*[.$H$21]" office:value-type="float" office:value="56" calcext:value-type="float">
            <text:p>56</text:p>
          </table:table-cell>
          <table:table-cell/>
          <table:table-cell table:formula="of:=ABS(FLOOR([.K27])-[.M2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Log2 difference fractional</text:p>
          </table:table-cell>
          <table:table-cell table:formula="of:=LOG([.C27])/LOG(2)" office:value-type="float" office:value="-3" calcext:value-type="float">
            <text:p>-3</text:p>
          </table:table-cell>
          <table:table-cell table:style-name="ce12"/>
          <table:table-cell/>
          <table:table-cell office:value-type="string" calcext:value-type="string">
            <text:p>int_freq shift right</text:p>
          </table:table-cell>
          <table:table-cell table:formula="of:=[.C15]" office:value-type="float" office:value="24" calcext:value-type="float">
            <text:p>24</text:p>
          </table:table-cell>
          <table:table-cell table:number-columns-repeated="3"/>
          <table:table-cell table:formula="of:=[.K27]+[.K$17]" office:value-type="float" office:value="9435.88125" calcext:value-type="float">
            <text:p>9435.88125</text:p>
          </table:table-cell>
          <table:table-cell/>
          <table:table-cell table:formula="of:=[.M27]+[.$H$23]+[.N28]" office:value-type="float" office:value="9435" calcext:value-type="float">
            <text:p>9435</text:p>
          </table:table-cell>
          <table:table-cell table:formula="of:=IF([.O28]&gt;=[.$H$21];1;0)" office:value-type="float" office:value="0" calcext:value-type="float">
            <text:p>0</text:p>
          </table:table-cell>
          <table:table-cell table:formula="of:=[.O27]+[.$H$24]-[.N27]*[.$H$21]" office:value-type="float" office:value="111" calcext:value-type="float">
            <text:p>111</text:p>
          </table:table-cell>
          <table:table-cell/>
          <table:table-cell table:formula="of:=ABS(FLOOR([.K28])-[.M2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CLK_DIFF_FRACT_BITS</text:p>
          </table:table-cell>
          <table:table-cell table:formula="of:=CEILING(ABS([.C28]))" office:value-type="float" office:value="3" calcext:value-type="float">
            <text:p>3</text:p>
          </table:table-cell>
          <table:table-cell table:style-name="ce12"/>
          <table:table-cell/>
          <table:table-cell office:value-type="string" calcext:value-type="string">
            <text:p>shift right</text:p>
          </table:table-cell>
          <table:table-cell table:formula="of:=[.G28]-[.G27]" office:value-type="float" office:value="1" calcext:value-type="float">
            <text:p>1</text:p>
          </table:table-cell>
          <table:table-cell table:number-columns-repeated="3"/>
          <table:table-cell table:formula="of:=[.K28]+[.K$17]" office:value-type="float" office:value="10484.3125" calcext:value-type="float">
            <text:p>10484.3125</text:p>
          </table:table-cell>
          <table:table-cell/>
          <table:table-cell table:formula="of:=[.M28]+[.$H$23]+[.N29]" office:value-type="float" office:value="10484" calcext:value-type="float">
            <text:p>10484</text:p>
          </table:table-cell>
          <table:table-cell table:formula="of:=IF([.O29]&gt;=[.$H$21];1;0)" office:value-type="float" office:value="1" calcext:value-type="float">
            <text:p>1</text:p>
          </table:table-cell>
          <table:table-cell table:formula="of:=[.O28]+[.$H$24]-[.N28]*[.$H$21]" office:value-type="float" office:value="166" calcext:value-type="float">
            <text:p>166</text:p>
          </table:table-cell>
          <table:table-cell/>
          <table:table-cell table:formula="of:=ABS(FLOOR([.K29])-[.M2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PHASE_STEPS_PER_CLK_FACTOR</text:p>
          </table:table-cell>
          <table:table-cell table:style-name="ce10" table:formula="of:=2^[.C29]" office:value-type="float" office:value="8" calcext:value-type="float">
            <text:p>8</text:p>
          </table:table-cell>
          <table:table-cell table:style-name="ce13"/>
          <table:table-cell/>
          <table:table-cell office:value-type="string" calcext:value-type="string">
            <text:p>SHIFT_FREQ_SPLIT_BITPOS</text:p>
          </table:table-cell>
          <table:table-cell table:formula="of:=[.C32]+[.G29]" office:value-type="float" office:value="8" calcext:value-type="float">
            <text:p>8</text:p>
          </table:table-cell>
          <table:table-cell table:number-columns-repeated="3"/>
          <table:table-cell table:formula="of:=[.K29]+[.K$17]" office:value-type="float" office:value="11532.74375" calcext:value-type="float">
            <text:p>11532.74375</text:p>
          </table:table-cell>
          <table:table-cell/>
          <table:table-cell table:formula="of:=[.M29]+[.$H$23]+[.N30]" office:value-type="float" office:value="11532" calcext:value-type="float">
            <text:p>11532</text:p>
          </table:table-cell>
          <table:table-cell table:formula="of:=IF([.O30]&gt;=[.$H$21];1;0)" office:value-type="float" office:value="0" calcext:value-type="float">
            <text:p>0</text:p>
          </table:table-cell>
          <table:table-cell table:formula="of:=[.O29]+[.$H$24]-[.N29]*[.$H$21]" office:value-type="float" office:value="93" calcext:value-type="float">
            <text:p>93</text:p>
          </table:table-cell>
          <table:table-cell/>
          <table:table-cell table:formula="of:=ABS(FLOOR([.K30])-[.M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30]+[.K$17]" office:value-type="float" office:value="12581.175" calcext:value-type="float">
            <text:p>12581.175</text:p>
          </table:table-cell>
          <table:table-cell/>
          <table:table-cell table:formula="of:=[.M30]+[.$H$23]+[.N31]" office:value-type="float" office:value="12581" calcext:value-type="float">
            <text:p>12581</text:p>
          </table:table-cell>
          <table:table-cell table:formula="of:=IF([.O31]&gt;=[.$H$21];1;0)" office:value-type="float" office:value="1" calcext:value-type="float">
            <text:p>1</text:p>
          </table:table-cell>
          <table:table-cell table:formula="of:=[.O30]+[.$H$24]-[.N30]*[.$H$21]" office:value-type="float" office:value="148" calcext:value-type="float">
            <text:p>148</text:p>
          </table:table-cell>
          <table:table-cell/>
          <table:table-cell table:formula="of:=ABS(FLOOR([.K31])-[.M3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SE_DIVIDER_BITS</text:p>
          </table:table-cell>
          <table:table-cell table:formula="of:=[.C9]+[.C29]" office:value-type="float" office:value="7" calcext:value-type="float">
            <text:p>7</text:p>
          </table:table-cell>
          <table:table-cell table:number-columns-repeated="7"/>
          <table:table-cell table:formula="of:=[.K31]+[.K$17]" office:value-type="float" office:value="13629.60625" calcext:value-type="float">
            <text:p>13629.60625</text:p>
          </table:table-cell>
          <table:table-cell/>
          <table:table-cell table:formula="of:=[.M31]+[.$H$23]+[.N32]" office:value-type="float" office:value="13629" calcext:value-type="float">
            <text:p>13629</text:p>
          </table:table-cell>
          <table:table-cell table:formula="of:=IF([.O32]&gt;=[.$H$21];1;0)" office:value-type="float" office:value="0" calcext:value-type="float">
            <text:p>0</text:p>
          </table:table-cell>
          <table:table-cell table:formula="of:=[.O31]+[.$H$24]-[.N31]*[.$H$21]" office:value-type="float" office:value="75" calcext:value-type="float">
            <text:p>75</text:p>
          </table:table-cell>
          <table:table-cell/>
          <table:table-cell table:formula="of:=ABS(FLOOR([.K32])-[.M3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SE_DIVIDER_i</text:p>
          </table:table-cell>
          <table:table-cell table:formula="of:=[.C30]*[.C10]" office:value-type="float" office:value="128" calcext:value-type="float">
            <text:p>128</text:p>
          </table:table-cell>
          <table:table-cell table:number-columns-repeated="7"/>
          <table:table-cell table:formula="of:=[.K32]+[.K$17]" office:value-type="float" office:value="14678.0375" calcext:value-type="float">
            <text:p>14678.0375</text:p>
          </table:table-cell>
          <table:table-cell/>
          <table:table-cell table:formula="of:=[.M32]+[.$H$23]+[.N33]" office:value-type="float" office:value="14678" calcext:value-type="float">
            <text:p>14678</text:p>
          </table:table-cell>
          <table:table-cell table:formula="of:=IF([.O33]&gt;=[.$H$21];1;0)" office:value-type="float" office:value="1" calcext:value-type="float">
            <text:p>1</text:p>
          </table:table-cell>
          <table:table-cell table:formula="of:=[.O32]+[.$H$24]-[.N32]*[.$H$21]" office:value-type="float" office:value="130" calcext:value-type="float">
            <text:p>130</text:p>
          </table:table-cell>
          <table:table-cell/>
          <table:table-cell table:formula="of:=ABS(FLOOR([.K33])-[.M3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33]+[.K$17]" office:value-type="float" office:value="15726.46875" calcext:value-type="float">
            <text:p>15726.46875</text:p>
          </table:table-cell>
          <table:table-cell/>
          <table:table-cell table:formula="of:=[.M33]+[.$H$23]+[.N34]" office:value-type="float" office:value="15726" calcext:value-type="float">
            <text:p>15726</text:p>
          </table:table-cell>
          <table:table-cell table:formula="of:=IF([.O34]&gt;=[.$H$21];1;0)" office:value-type="float" office:value="0" calcext:value-type="float">
            <text:p>0</text:p>
          </table:table-cell>
          <table:table-cell table:formula="of:=[.O33]+[.$H$24]-[.N33]*[.$H$21]" office:value-type="float" office:value="57" calcext:value-type="float">
            <text:p>57</text:p>
          </table:table-cell>
          <table:table-cell/>
          <table:table-cell table:formula="of:=ABS(FLOOR([.K34])-[.M3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determine bit width max phase_steps_per_second</text:p>
          </table:table-cell>
          <table:table-cell table:number-columns-repeated="8"/>
          <table:table-cell table:formula="of:=[.K34]+[.K$17]" office:value-type="float" office:value="16774.9" calcext:value-type="float">
            <text:p>16774.9</text:p>
          </table:table-cell>
          <table:table-cell/>
          <table:table-cell table:formula="of:=[.M34]+[.$H$23]+[.N35]" office:value-type="float" office:value="16774" calcext:value-type="float">
            <text:p>16774</text:p>
          </table:table-cell>
          <table:table-cell table:formula="of:=IF([.O35]&gt;=[.$H$21];1;0)" office:value-type="float" office:value="0" calcext:value-type="float">
            <text:p>0</text:p>
          </table:table-cell>
          <table:table-cell table:formula="of:=[.O34]+[.$H$24]-[.N34]*[.$H$21]" office:value-type="float" office:value="112" calcext:value-type="float">
            <text:p>112</text:p>
          </table:table-cell>
          <table:table-cell/>
          <table:table-cell table:formula="of:=ABS(FLOOR([.K35])-[.M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35]+[.K$17]" office:value-type="float" office:value="17823.33125" calcext:value-type="float">
            <text:p>17823.33125</text:p>
          </table:table-cell>
          <table:table-cell/>
          <table:table-cell table:formula="of:=[.M35]+[.$H$23]+[.N36]" office:value-type="float" office:value="17823" calcext:value-type="float">
            <text:p>17823</text:p>
          </table:table-cell>
          <table:table-cell table:formula="of:=IF([.O36]&gt;=[.$H$21];1;0)" office:value-type="float" office:value="1" calcext:value-type="float">
            <text:p>1</text:p>
          </table:table-cell>
          <table:table-cell table:formula="of:=[.O35]+[.$H$24]-[.N35]*[.$H$21]" office:value-type="float" office:value="167" calcext:value-type="float">
            <text:p>167</text:p>
          </table:table-cell>
          <table:table-cell/>
          <table:table-cell table:formula="of:=ABS(FLOOR([.K36])-[.M3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MCLK_DIFF_BITS</text:p>
          </table:table-cell>
          <table:table-cell table:formula="of:=[.C29]" office:value-type="float" office:value="3" calcext:value-type="float">
            <text:p>3</text:p>
          </table:table-cell>
          <table:table-cell table:number-columns-repeated="7"/>
          <table:table-cell table:formula="of:=[.K36]+[.K$17]" office:value-type="float" office:value="18871.7625" calcext:value-type="float">
            <text:p>18871.7625</text:p>
          </table:table-cell>
          <table:table-cell/>
          <table:table-cell table:formula="of:=[.M36]+[.$H$23]+[.N37]" office:value-type="float" office:value="18871" calcext:value-type="float">
            <text:p>18871</text:p>
          </table:table-cell>
          <table:table-cell table:formula="of:=IF([.O37]&gt;=[.$H$21];1;0)" office:value-type="float" office:value="0" calcext:value-type="float">
            <text:p>0</text:p>
          </table:table-cell>
          <table:table-cell table:formula="of:=[.O36]+[.$H$24]-[.N36]*[.$H$21]" office:value-type="float" office:value="94" calcext:value-type="float">
            <text:p>94</text:p>
          </table:table-cell>
          <table:table-cell/>
          <table:table-cell table:formula="of:=ABS(FLOOR([.K37])-[.M3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FREQUENCY_BITS</text:p>
          </table:table-cell>
          <table:table-cell table:formula="of:=[.C12]" office:value-type="float" office:value="19" calcext:value-type="float">
            <text:p>19</text:p>
          </table:table-cell>
          <table:table-cell table:number-columns-repeated="7"/>
          <table:table-cell table:formula="of:=[.K37]+[.K$17]" office:value-type="float" office:value="19920.19375" calcext:value-type="float">
            <text:p>19920.19375</text:p>
          </table:table-cell>
          <table:table-cell/>
          <table:table-cell table:formula="of:=[.M37]+[.$H$23]+[.N38]" office:value-type="float" office:value="19920" calcext:value-type="float">
            <text:p>19920</text:p>
          </table:table-cell>
          <table:table-cell table:formula="of:=IF([.O38]&gt;=[.$H$21];1;0)" office:value-type="float" office:value="1" calcext:value-type="float">
            <text:p>1</text:p>
          </table:table-cell>
          <table:table-cell table:formula="of:=[.O37]+[.$H$24]-[.N37]*[.$H$21]" office:value-type="float" office:value="149" calcext:value-type="float">
            <text:p>149</text:p>
          </table:table-cell>
          <table:table-cell/>
          <table:table-cell table:formula="of:=ABS(FLOOR([.K38])-[.M3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INE_TABLE_PHASE_BITS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7"/>
          <table:table-cell table:formula="of:=[.K38]+[.K$17]" office:value-type="float" office:value="20968.625" calcext:value-type="float">
            <text:p>20968.625</text:p>
          </table:table-cell>
          <table:table-cell/>
          <table:table-cell table:formula="of:=[.M38]+[.$H$23]+[.N39]" office:value-type="float" office:value="20968" calcext:value-type="float">
            <text:p>20968</text:p>
          </table:table-cell>
          <table:table-cell table:formula="of:=IF([.O39]&gt;=[.$H$21];1;0)" office:value-type="float" office:value="0" calcext:value-type="float">
            <text:p>0</text:p>
          </table:table-cell>
          <table:table-cell table:formula="of:=[.O38]+[.$H$24]-[.N38]*[.$H$21]" office:value-type="float" office:value="76" calcext:value-type="float">
            <text:p>76</text:p>
          </table:table-cell>
          <table:table-cell/>
          <table:table-cell table:formula="of:=ABS(FLOOR([.K39])-[.M3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PHASE_STEPS_PER_SECOND_BITS</text:p>
          </table:table-cell>
          <table:table-cell table:style-name="ce7" table:formula="of:=[.C39]+[.C38]+[.C37]" office:value-type="float" office:value="42" calcext:value-type="float">
            <text:p>42</text:p>
          </table:table-cell>
          <table:table-cell table:number-columns-repeated="7"/>
          <table:table-cell table:formula="of:=[.K39]+[.K$17]" office:value-type="float" office:value="22017.05625" calcext:value-type="float">
            <text:p>22017.05625</text:p>
          </table:table-cell>
          <table:table-cell/>
          <table:table-cell table:formula="of:=[.M39]+[.$H$23]+[.N40]" office:value-type="float" office:value="22017" calcext:value-type="float">
            <text:p>22017</text:p>
          </table:table-cell>
          <table:table-cell table:formula="of:=IF([.O40]&gt;=[.$H$21];1;0)" office:value-type="float" office:value="1" calcext:value-type="float">
            <text:p>1</text:p>
          </table:table-cell>
          <table:table-cell table:formula="of:=[.O39]+[.$H$24]-[.N39]*[.$H$21]" office:value-type="float" office:value="131" calcext:value-type="float">
            <text:p>131</text:p>
          </table:table-cell>
          <table:table-cell/>
          <table:table-cell table:formula="of:=ABS(FLOOR([.K40])-[.M4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SE_STEPS_PER_CLK_BITS</text:p>
          </table:table-cell>
          <table:table-cell table:formula="of:=[.C40]-[.C15]" office:value-type="float" office:value="18" calcext:value-type="float">
            <text:p>18</text:p>
          </table:table-cell>
          <table:table-cell table:number-columns-repeated="7"/>
          <table:table-cell table:formula="of:=[.K40]+[.K$17]" office:value-type="float" office:value="23065.4875" calcext:value-type="float">
            <text:p>23065.4875</text:p>
          </table:table-cell>
          <table:table-cell/>
          <table:table-cell table:formula="of:=[.M40]+[.$H$23]+[.N41]" office:value-type="float" office:value="23065" calcext:value-type="float">
            <text:p>23065</text:p>
          </table:table-cell>
          <table:table-cell table:formula="of:=IF([.O41]&gt;=[.$H$21];1;0)" office:value-type="float" office:value="0" calcext:value-type="float">
            <text:p>0</text:p>
          </table:table-cell>
          <table:table-cell table:formula="of:=[.O40]+[.$H$24]-[.N40]*[.$H$21]" office:value-type="float" office:value="58" calcext:value-type="float">
            <text:p>58</text:p>
          </table:table-cell>
          <table:table-cell/>
          <table:table-cell table:formula="of:=ABS(FLOOR([.K41])-[.M4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1]+[.K$17]" office:value-type="float" office:value="24113.91875" calcext:value-type="float">
            <text:p>24113.91875</text:p>
          </table:table-cell>
          <table:table-cell/>
          <table:table-cell table:formula="of:=[.M41]+[.$H$23]+[.N42]" office:value-type="float" office:value="24113" calcext:value-type="float">
            <text:p>24113</text:p>
          </table:table-cell>
          <table:table-cell table:formula="of:=IF([.O42]&gt;=[.$H$21];1;0)" office:value-type="float" office:value="0" calcext:value-type="float">
            <text:p>0</text:p>
          </table:table-cell>
          <table:table-cell table:formula="of:=[.O41]+[.$H$24]-[.N41]*[.$H$21]" office:value-type="float" office:value="113" calcext:value-type="float">
            <text:p>113</text:p>
          </table:table-cell>
          <table:table-cell/>
          <table:table-cell table:formula="of:=ABS(FLOOR([.K42])-[.M4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2]+[.K$17]" office:value-type="float" office:value="25162.35" calcext:value-type="float">
            <text:p>25162.35</text:p>
          </table:table-cell>
          <table:table-cell/>
          <table:table-cell table:formula="of:=[.M42]+[.$H$23]+[.N43]" office:value-type="float" office:value="25162" calcext:value-type="float">
            <text:p>25162</text:p>
          </table:table-cell>
          <table:table-cell table:formula="of:=IF([.O43]&gt;=[.$H$21];1;0)" office:value-type="float" office:value="1" calcext:value-type="float">
            <text:p>1</text:p>
          </table:table-cell>
          <table:table-cell table:formula="of:=[.O42]+[.$H$24]-[.N42]*[.$H$21]" office:value-type="float" office:value="168" calcext:value-type="float">
            <text:p>168</text:p>
          </table:table-cell>
          <table:table-cell/>
          <table:table-cell table:formula="of:=ABS(FLOOR([.K43])-[.M4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3]+[.K$17]" office:value-type="float" office:value="26210.78125" calcext:value-type="float">
            <text:p>26210.78125</text:p>
          </table:table-cell>
          <table:table-cell/>
          <table:table-cell table:formula="of:=[.M43]+[.$H$23]+[.N44]" office:value-type="float" office:value="26210" calcext:value-type="float">
            <text:p>26210</text:p>
          </table:table-cell>
          <table:table-cell table:formula="of:=IF([.O44]&gt;=[.$H$21];1;0)" office:value-type="float" office:value="0" calcext:value-type="float">
            <text:p>0</text:p>
          </table:table-cell>
          <table:table-cell table:formula="of:=[.O43]+[.$H$24]-[.N43]*[.$H$21]" office:value-type="float" office:value="95" calcext:value-type="float">
            <text:p>95</text:p>
          </table:table-cell>
          <table:table-cell/>
          <table:table-cell table:formula="of:=ABS(FLOOR([.K44])-[.M4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4]+[.K$17]" office:value-type="float" office:value="27259.2125" calcext:value-type="float">
            <text:p>27259.2125</text:p>
          </table:table-cell>
          <table:table-cell/>
          <table:table-cell table:formula="of:=[.M44]+[.$H$23]+[.N45]" office:value-type="float" office:value="27259" calcext:value-type="float">
            <text:p>27259</text:p>
          </table:table-cell>
          <table:table-cell table:formula="of:=IF([.O45]&gt;=[.$H$21];1;0)" office:value-type="float" office:value="1" calcext:value-type="float">
            <text:p>1</text:p>
          </table:table-cell>
          <table:table-cell table:formula="of:=[.O44]+[.$H$24]-[.N44]*[.$H$21]" office:value-type="float" office:value="150" calcext:value-type="float">
            <text:p>150</text:p>
          </table:table-cell>
          <table:table-cell/>
          <table:table-cell table:formula="of:=ABS(FLOOR([.K45])-[.M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5]+[.K$17]" office:value-type="float" office:value="28307.64375" calcext:value-type="float">
            <text:p>28307.64375</text:p>
          </table:table-cell>
          <table:table-cell/>
          <table:table-cell table:formula="of:=[.M45]+[.$H$23]+[.N46]" office:value-type="float" office:value="28307" calcext:value-type="float">
            <text:p>28307</text:p>
          </table:table-cell>
          <table:table-cell table:formula="of:=IF([.O46]&gt;=[.$H$21];1;0)" office:value-type="float" office:value="0" calcext:value-type="float">
            <text:p>0</text:p>
          </table:table-cell>
          <table:table-cell table:formula="of:=[.O45]+[.$H$24]-[.N45]*[.$H$21]" office:value-type="float" office:value="77" calcext:value-type="float">
            <text:p>77</text:p>
          </table:table-cell>
          <table:table-cell/>
          <table:table-cell table:formula="of:=ABS(FLOOR([.K46])-[.M4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6]+[.K$17]" office:value-type="float" office:value="29356.075" calcext:value-type="float">
            <text:p>29356.075</text:p>
          </table:table-cell>
          <table:table-cell/>
          <table:table-cell table:formula="of:=[.M46]+[.$H$23]+[.N47]" office:value-type="float" office:value="29356" calcext:value-type="float">
            <text:p>29356</text:p>
          </table:table-cell>
          <table:table-cell table:formula="of:=IF([.O47]&gt;=[.$H$21];1;0)" office:value-type="float" office:value="1" calcext:value-type="float">
            <text:p>1</text:p>
          </table:table-cell>
          <table:table-cell table:formula="of:=[.O46]+[.$H$24]-[.N46]*[.$H$21]" office:value-type="float" office:value="132" calcext:value-type="float">
            <text:p>132</text:p>
          </table:table-cell>
          <table:table-cell/>
          <table:table-cell table:formula="of:=ABS(FLOOR([.K47])-[.M4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7]+[.K$17]" office:value-type="float" office:value="30404.50625" calcext:value-type="float">
            <text:p>30404.50625</text:p>
          </table:table-cell>
          <table:table-cell/>
          <table:table-cell table:formula="of:=[.M47]+[.$H$23]+[.N48]" office:value-type="float" office:value="30404" calcext:value-type="float">
            <text:p>30404</text:p>
          </table:table-cell>
          <table:table-cell table:formula="of:=IF([.O48]&gt;=[.$H$21];1;0)" office:value-type="float" office:value="0" calcext:value-type="float">
            <text:p>0</text:p>
          </table:table-cell>
          <table:table-cell table:formula="of:=[.O47]+[.$H$24]-[.N47]*[.$H$21]" office:value-type="float" office:value="59" calcext:value-type="float">
            <text:p>59</text:p>
          </table:table-cell>
          <table:table-cell/>
          <table:table-cell table:formula="of:=ABS(FLOOR([.K48])-[.M4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8]+[.K$17]" office:value-type="float" office:value="31452.9375" calcext:value-type="float">
            <text:p>31452.9375</text:p>
          </table:table-cell>
          <table:table-cell/>
          <table:table-cell table:formula="of:=[.M48]+[.$H$23]+[.N49]" office:value-type="float" office:value="31452" calcext:value-type="float">
            <text:p>31452</text:p>
          </table:table-cell>
          <table:table-cell table:formula="of:=IF([.O49]&gt;=[.$H$21];1;0)" office:value-type="float" office:value="0" calcext:value-type="float">
            <text:p>0</text:p>
          </table:table-cell>
          <table:table-cell table:formula="of:=[.O48]+[.$H$24]-[.N48]*[.$H$21]" office:value-type="float" office:value="114" calcext:value-type="float">
            <text:p>114</text:p>
          </table:table-cell>
          <table:table-cell/>
          <table:table-cell table:formula="of:=ABS(FLOOR([.K49])-[.M4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9]+[.K$17]" office:value-type="float" office:value="32501.36875" calcext:value-type="float">
            <text:p>32501.36875</text:p>
          </table:table-cell>
          <table:table-cell/>
          <table:table-cell table:formula="of:=[.M49]+[.$H$23]+[.N50]" office:value-type="float" office:value="32501" calcext:value-type="float">
            <text:p>32501</text:p>
          </table:table-cell>
          <table:table-cell table:formula="of:=IF([.O50]&gt;=[.$H$21];1;0)" office:value-type="float" office:value="1" calcext:value-type="float">
            <text:p>1</text:p>
          </table:table-cell>
          <table:table-cell table:formula="of:=[.O49]+[.$H$24]-[.N49]*[.$H$21]" office:value-type="float" office:value="169" calcext:value-type="float">
            <text:p>169</text:p>
          </table:table-cell>
          <table:table-cell/>
          <table:table-cell table:formula="of:=ABS(FLOOR([.K50])-[.M5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0]+[.K$17]" office:value-type="float" office:value="33549.8" calcext:value-type="float">
            <text:p>33549.8</text:p>
          </table:table-cell>
          <table:table-cell/>
          <table:table-cell table:formula="of:=[.M50]+[.$H$23]+[.N51]" office:value-type="float" office:value="33549" calcext:value-type="float">
            <text:p>33549</text:p>
          </table:table-cell>
          <table:table-cell table:formula="of:=IF([.O51]&gt;=[.$H$21];1;0)" office:value-type="float" office:value="0" calcext:value-type="float">
            <text:p>0</text:p>
          </table:table-cell>
          <table:table-cell table:formula="of:=[.O50]+[.$H$24]-[.N50]*[.$H$21]" office:value-type="float" office:value="96" calcext:value-type="float">
            <text:p>96</text:p>
          </table:table-cell>
          <table:table-cell/>
          <table:table-cell table:formula="of:=ABS(FLOOR([.K51])-[.M5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1]+[.K$17]" office:value-type="float" office:value="34598.23125" calcext:value-type="float">
            <text:p>34598.23125</text:p>
          </table:table-cell>
          <table:table-cell/>
          <table:table-cell table:formula="of:=[.M51]+[.$H$23]+[.N52]" office:value-type="float" office:value="34598" calcext:value-type="float">
            <text:p>34598</text:p>
          </table:table-cell>
          <table:table-cell table:formula="of:=IF([.O52]&gt;=[.$H$21];1;0)" office:value-type="float" office:value="1" calcext:value-type="float">
            <text:p>1</text:p>
          </table:table-cell>
          <table:table-cell table:formula="of:=[.O51]+[.$H$24]-[.N51]*[.$H$21]" office:value-type="float" office:value="151" calcext:value-type="float">
            <text:p>151</text:p>
          </table:table-cell>
          <table:table-cell/>
          <table:table-cell table:formula="of:=ABS(FLOOR([.K52])-[.M5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2]+[.K$17]" office:value-type="float" office:value="35646.6625" calcext:value-type="float">
            <text:p>35646.6625</text:p>
          </table:table-cell>
          <table:table-cell/>
          <table:table-cell table:formula="of:=[.M52]+[.$H$23]+[.N53]" office:value-type="float" office:value="35646" calcext:value-type="float">
            <text:p>35646</text:p>
          </table:table-cell>
          <table:table-cell table:formula="of:=IF([.O53]&gt;=[.$H$21];1;0)" office:value-type="float" office:value="0" calcext:value-type="float">
            <text:p>0</text:p>
          </table:table-cell>
          <table:table-cell table:formula="of:=[.O52]+[.$H$24]-[.N52]*[.$H$21]" office:value-type="float" office:value="78" calcext:value-type="float">
            <text:p>78</text:p>
          </table:table-cell>
          <table:table-cell/>
          <table:table-cell table:formula="of:=ABS(FLOOR([.K53])-[.M5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3]+[.K$17]" office:value-type="float" office:value="36695.09375" calcext:value-type="float">
            <text:p>36695.09375</text:p>
          </table:table-cell>
          <table:table-cell/>
          <table:table-cell table:formula="of:=[.M53]+[.$H$23]+[.N54]" office:value-type="float" office:value="36695" calcext:value-type="float">
            <text:p>36695</text:p>
          </table:table-cell>
          <table:table-cell table:formula="of:=IF([.O54]&gt;=[.$H$21];1;0)" office:value-type="float" office:value="1" calcext:value-type="float">
            <text:p>1</text:p>
          </table:table-cell>
          <table:table-cell table:formula="of:=[.O53]+[.$H$24]-[.N53]*[.$H$21]" office:value-type="float" office:value="133" calcext:value-type="float">
            <text:p>133</text:p>
          </table:table-cell>
          <table:table-cell/>
          <table:table-cell table:formula="of:=ABS(FLOOR([.K54])-[.M5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4]+[.K$17]" office:value-type="float" office:value="37743.525" calcext:value-type="float">
            <text:p>37743.525</text:p>
          </table:table-cell>
          <table:table-cell/>
          <table:table-cell table:formula="of:=[.M54]+[.$H$23]+[.N55]" office:value-type="float" office:value="37743" calcext:value-type="float">
            <text:p>37743</text:p>
          </table:table-cell>
          <table:table-cell table:formula="of:=IF([.O55]&gt;=[.$H$21];1;0)" office:value-type="float" office:value="0" calcext:value-type="float">
            <text:p>0</text:p>
          </table:table-cell>
          <table:table-cell table:formula="of:=[.O54]+[.$H$24]-[.N54]*[.$H$21]" office:value-type="float" office:value="60" calcext:value-type="float">
            <text:p>60</text:p>
          </table:table-cell>
          <table:table-cell/>
          <table:table-cell table:formula="of:=ABS(FLOOR([.K55])-[.M5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5]+[.K$17]" office:value-type="float" office:value="38791.95625" calcext:value-type="float">
            <text:p>38791.95625</text:p>
          </table:table-cell>
          <table:table-cell/>
          <table:table-cell table:formula="of:=[.M55]+[.$H$23]+[.N56]" office:value-type="float" office:value="38791" calcext:value-type="float">
            <text:p>38791</text:p>
          </table:table-cell>
          <table:table-cell table:formula="of:=IF([.O56]&gt;=[.$H$21];1;0)" office:value-type="float" office:value="0" calcext:value-type="float">
            <text:p>0</text:p>
          </table:table-cell>
          <table:table-cell table:formula="of:=[.O55]+[.$H$24]-[.N55]*[.$H$21]" office:value-type="float" office:value="115" calcext:value-type="float">
            <text:p>115</text:p>
          </table:table-cell>
          <table:table-cell/>
          <table:table-cell table:formula="of:=ABS(FLOOR([.K56])-[.M5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6]+[.K$17]" office:value-type="float" office:value="39840.3875" calcext:value-type="float">
            <text:p>39840.3875</text:p>
          </table:table-cell>
          <table:table-cell/>
          <table:table-cell table:formula="of:=[.M56]+[.$H$23]+[.N57]" office:value-type="float" office:value="39840" calcext:value-type="float">
            <text:p>39840</text:p>
          </table:table-cell>
          <table:table-cell table:formula="of:=IF([.O57]&gt;=[.$H$21];1;0)" office:value-type="float" office:value="1" calcext:value-type="float">
            <text:p>1</text:p>
          </table:table-cell>
          <table:table-cell table:formula="of:=[.O56]+[.$H$24]-[.N56]*[.$H$21]" office:value-type="float" office:value="170" calcext:value-type="float">
            <text:p>170</text:p>
          </table:table-cell>
          <table:table-cell/>
          <table:table-cell table:formula="of:=ABS(FLOOR([.K57])-[.M5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7]+[.K$17]" office:value-type="float" office:value="40888.81875" calcext:value-type="float">
            <text:p>40888.81875</text:p>
          </table:table-cell>
          <table:table-cell/>
          <table:table-cell table:formula="of:=[.M57]+[.$H$23]+[.N58]" office:value-type="float" office:value="40888" calcext:value-type="float">
            <text:p>40888</text:p>
          </table:table-cell>
          <table:table-cell table:formula="of:=IF([.O58]&gt;=[.$H$21];1;0)" office:value-type="float" office:value="0" calcext:value-type="float">
            <text:p>0</text:p>
          </table:table-cell>
          <table:table-cell table:formula="of:=[.O57]+[.$H$24]-[.N57]*[.$H$21]" office:value-type="float" office:value="97" calcext:value-type="float">
            <text:p>97</text:p>
          </table:table-cell>
          <table:table-cell/>
          <table:table-cell table:formula="of:=ABS(FLOOR([.K58])-[.M5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8]+[.K$17]" office:value-type="float" office:value="41937.25" calcext:value-type="float">
            <text:p>41937.25</text:p>
          </table:table-cell>
          <table:table-cell/>
          <table:table-cell table:formula="of:=[.M58]+[.$H$23]+[.N59]" office:value-type="float" office:value="41937" calcext:value-type="float">
            <text:p>41937</text:p>
          </table:table-cell>
          <table:table-cell table:formula="of:=IF([.O59]&gt;=[.$H$21];1;0)" office:value-type="float" office:value="1" calcext:value-type="float">
            <text:p>1</text:p>
          </table:table-cell>
          <table:table-cell table:formula="of:=[.O58]+[.$H$24]-[.N58]*[.$H$21]" office:value-type="float" office:value="152" calcext:value-type="float">
            <text:p>152</text:p>
          </table:table-cell>
          <table:table-cell/>
          <table:table-cell table:formula="of:=ABS(FLOOR([.K59])-[.M5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9]+[.K$17]" office:value-type="float" office:value="42985.68125" calcext:value-type="float">
            <text:p>42985.68125</text:p>
          </table:table-cell>
          <table:table-cell/>
          <table:table-cell table:formula="of:=[.M59]+[.$H$23]+[.N60]" office:value-type="float" office:value="42985" calcext:value-type="float">
            <text:p>42985</text:p>
          </table:table-cell>
          <table:table-cell table:formula="of:=IF([.O60]&gt;=[.$H$21];1;0)" office:value-type="float" office:value="0" calcext:value-type="float">
            <text:p>0</text:p>
          </table:table-cell>
          <table:table-cell table:formula="of:=[.O59]+[.$H$24]-[.N59]*[.$H$21]" office:value-type="float" office:value="79" calcext:value-type="float">
            <text:p>79</text:p>
          </table:table-cell>
          <table:table-cell/>
          <table:table-cell table:formula="of:=ABS(FLOOR([.K60])-[.M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0]+[.K$17]" office:value-type="float" office:value="44034.1125" calcext:value-type="float">
            <text:p>44034.1125</text:p>
          </table:table-cell>
          <table:table-cell/>
          <table:table-cell table:formula="of:=[.M60]+[.$H$23]+[.N61]" office:value-type="float" office:value="44034" calcext:value-type="float">
            <text:p>44034</text:p>
          </table:table-cell>
          <table:table-cell table:formula="of:=IF([.O61]&gt;=[.$H$21];1;0)" office:value-type="float" office:value="1" calcext:value-type="float">
            <text:p>1</text:p>
          </table:table-cell>
          <table:table-cell table:formula="of:=[.O60]+[.$H$24]-[.N60]*[.$H$21]" office:value-type="float" office:value="134" calcext:value-type="float">
            <text:p>134</text:p>
          </table:table-cell>
          <table:table-cell/>
          <table:table-cell table:formula="of:=ABS(FLOOR([.K61])-[.M6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1]+[.K$17]" office:value-type="float" office:value="45082.54375" calcext:value-type="float">
            <text:p>45082.54375</text:p>
          </table:table-cell>
          <table:table-cell/>
          <table:table-cell table:formula="of:=[.M61]+[.$H$23]+[.N62]" office:value-type="float" office:value="45082" calcext:value-type="float">
            <text:p>45082</text:p>
          </table:table-cell>
          <table:table-cell table:formula="of:=IF([.O62]&gt;=[.$H$21];1;0)" office:value-type="float" office:value="0" calcext:value-type="float">
            <text:p>0</text:p>
          </table:table-cell>
          <table:table-cell table:formula="of:=[.O61]+[.$H$24]-[.N61]*[.$H$21]" office:value-type="float" office:value="61" calcext:value-type="float">
            <text:p>61</text:p>
          </table:table-cell>
          <table:table-cell/>
          <table:table-cell table:formula="of:=ABS(FLOOR([.K62])-[.M6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2]+[.K$17]" office:value-type="float" office:value="46130.975" calcext:value-type="float">
            <text:p>46130.975</text:p>
          </table:table-cell>
          <table:table-cell/>
          <table:table-cell table:formula="of:=[.M62]+[.$H$23]+[.N63]" office:value-type="float" office:value="46130" calcext:value-type="float">
            <text:p>46130</text:p>
          </table:table-cell>
          <table:table-cell table:formula="of:=IF([.O63]&gt;=[.$H$21];1;0)" office:value-type="float" office:value="0" calcext:value-type="float">
            <text:p>0</text:p>
          </table:table-cell>
          <table:table-cell table:formula="of:=[.O62]+[.$H$24]-[.N62]*[.$H$21]" office:value-type="float" office:value="116" calcext:value-type="float">
            <text:p>116</text:p>
          </table:table-cell>
          <table:table-cell/>
          <table:table-cell table:formula="of:=ABS(FLOOR([.K63])-[.M6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3]+[.K$17]" office:value-type="float" office:value="47179.40625" calcext:value-type="float">
            <text:p>47179.40625</text:p>
          </table:table-cell>
          <table:table-cell/>
          <table:table-cell table:formula="of:=[.M63]+[.$H$23]+[.N64]" office:value-type="float" office:value="47179" calcext:value-type="float">
            <text:p>47179</text:p>
          </table:table-cell>
          <table:table-cell table:formula="of:=IF([.O64]&gt;=[.$H$21];1;0)" office:value-type="float" office:value="1" calcext:value-type="float">
            <text:p>1</text:p>
          </table:table-cell>
          <table:table-cell table:formula="of:=[.O63]+[.$H$24]-[.N63]*[.$H$21]" office:value-type="float" office:value="171" calcext:value-type="float">
            <text:p>171</text:p>
          </table:table-cell>
          <table:table-cell/>
          <table:table-cell table:formula="of:=ABS(FLOOR([.K64])-[.M6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4]+[.K$17]" office:value-type="float" office:value="48227.8375" calcext:value-type="float">
            <text:p>48227.8375</text:p>
          </table:table-cell>
          <table:table-cell/>
          <table:table-cell table:formula="of:=[.M64]+[.$H$23]+[.N65]" office:value-type="float" office:value="48227" calcext:value-type="float">
            <text:p>48227</text:p>
          </table:table-cell>
          <table:table-cell table:formula="of:=IF([.O65]&gt;=[.$H$21];1;0)" office:value-type="float" office:value="0" calcext:value-type="float">
            <text:p>0</text:p>
          </table:table-cell>
          <table:table-cell table:formula="of:=[.O64]+[.$H$24]-[.N64]*[.$H$21]" office:value-type="float" office:value="98" calcext:value-type="float">
            <text:p>98</text:p>
          </table:table-cell>
          <table:table-cell/>
          <table:table-cell table:formula="of:=ABS(FLOOR([.K65])-[.M6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5]+[.K$17]" office:value-type="float" office:value="49276.26875" calcext:value-type="float">
            <text:p>49276.26875</text:p>
          </table:table-cell>
          <table:table-cell/>
          <table:table-cell table:formula="of:=[.M65]+[.$H$23]+[.N66]" office:value-type="float" office:value="49276" calcext:value-type="float">
            <text:p>49276</text:p>
          </table:table-cell>
          <table:table-cell table:formula="of:=IF([.O66]&gt;=[.$H$21];1;0)" office:value-type="float" office:value="1" calcext:value-type="float">
            <text:p>1</text:p>
          </table:table-cell>
          <table:table-cell table:formula="of:=[.O65]+[.$H$24]-[.N65]*[.$H$21]" office:value-type="float" office:value="153" calcext:value-type="float">
            <text:p>153</text:p>
          </table:table-cell>
          <table:table-cell/>
          <table:table-cell table:formula="of:=ABS(FLOOR([.K66])-[.M6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6]+[.K$17]" office:value-type="float" office:value="50324.7" calcext:value-type="float">
            <text:p>50324.7</text:p>
          </table:table-cell>
          <table:table-cell/>
          <table:table-cell table:formula="of:=[.M66]+[.$H$23]+[.N67]" office:value-type="float" office:value="50324" calcext:value-type="float">
            <text:p>50324</text:p>
          </table:table-cell>
          <table:table-cell table:formula="of:=IF([.O67]&gt;=[.$H$21];1;0)" office:value-type="float" office:value="0" calcext:value-type="float">
            <text:p>0</text:p>
          </table:table-cell>
          <table:table-cell table:formula="of:=[.O66]+[.$H$24]-[.N66]*[.$H$21]" office:value-type="float" office:value="80" calcext:value-type="float">
            <text:p>80</text:p>
          </table:table-cell>
          <table:table-cell/>
          <table:table-cell table:formula="of:=ABS(FLOOR([.K67])-[.M6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7]+[.K$17]" office:value-type="float" office:value="51373.13125" calcext:value-type="float">
            <text:p>51373.13125</text:p>
          </table:table-cell>
          <table:table-cell/>
          <table:table-cell table:formula="of:=[.M67]+[.$H$23]+[.N68]" office:value-type="float" office:value="51373" calcext:value-type="float">
            <text:p>51373</text:p>
          </table:table-cell>
          <table:table-cell table:formula="of:=IF([.O68]&gt;=[.$H$21];1;0)" office:value-type="float" office:value="1" calcext:value-type="float">
            <text:p>1</text:p>
          </table:table-cell>
          <table:table-cell table:formula="of:=[.O67]+[.$H$24]-[.N67]*[.$H$21]" office:value-type="float" office:value="135" calcext:value-type="float">
            <text:p>135</text:p>
          </table:table-cell>
          <table:table-cell/>
          <table:table-cell table:formula="of:=ABS(FLOOR([.K68])-[.M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8]+[.K$17]" office:value-type="float" office:value="52421.5625" calcext:value-type="float">
            <text:p>52421.5625</text:p>
          </table:table-cell>
          <table:table-cell/>
          <table:table-cell table:formula="of:=[.M68]+[.$H$23]+[.N69]" office:value-type="float" office:value="52421" calcext:value-type="float">
            <text:p>52421</text:p>
          </table:table-cell>
          <table:table-cell table:formula="of:=IF([.O69]&gt;=[.$H$21];1;0)" office:value-type="float" office:value="0" calcext:value-type="float">
            <text:p>0</text:p>
          </table:table-cell>
          <table:table-cell table:formula="of:=[.O68]+[.$H$24]-[.N68]*[.$H$21]" office:value-type="float" office:value="62" calcext:value-type="float">
            <text:p>62</text:p>
          </table:table-cell>
          <table:table-cell/>
          <table:table-cell table:formula="of:=ABS(FLOOR([.K69])-[.M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9]+[.K$17]" office:value-type="float" office:value="53469.99375" calcext:value-type="float">
            <text:p>53469.99375</text:p>
          </table:table-cell>
          <table:table-cell/>
          <table:table-cell table:formula="of:=[.M69]+[.$H$23]+[.N70]" office:value-type="float" office:value="53469" calcext:value-type="float">
            <text:p>53469</text:p>
          </table:table-cell>
          <table:table-cell table:formula="of:=IF([.O70]&gt;=[.$H$21];1;0)" office:value-type="float" office:value="0" calcext:value-type="float">
            <text:p>0</text:p>
          </table:table-cell>
          <table:table-cell table:formula="of:=[.O69]+[.$H$24]-[.N69]*[.$H$21]" office:value-type="float" office:value="117" calcext:value-type="float">
            <text:p>117</text:p>
          </table:table-cell>
          <table:table-cell/>
          <table:table-cell table:formula="of:=ABS(FLOOR([.K70])-[.M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0]+[.K$17]" office:value-type="float" office:value="54518.4250000001" calcext:value-type="float">
            <text:p>54518.4250000001</text:p>
          </table:table-cell>
          <table:table-cell/>
          <table:table-cell table:formula="of:=[.M70]+[.$H$23]+[.N71]" office:value-type="float" office:value="54518" calcext:value-type="float">
            <text:p>54518</text:p>
          </table:table-cell>
          <table:table-cell table:formula="of:=IF([.O71]&gt;=[.$H$21];1;0)" office:value-type="float" office:value="1" calcext:value-type="float">
            <text:p>1</text:p>
          </table:table-cell>
          <table:table-cell table:formula="of:=[.O70]+[.$H$24]-[.N70]*[.$H$21]" office:value-type="float" office:value="172" calcext:value-type="float">
            <text:p>172</text:p>
          </table:table-cell>
          <table:table-cell/>
          <table:table-cell table:formula="of:=ABS(FLOOR([.K71])-[.M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1]+[.K$17]" office:value-type="float" office:value="55566.85625" calcext:value-type="float">
            <text:p>55566.85625</text:p>
          </table:table-cell>
          <table:table-cell/>
          <table:table-cell table:formula="of:=[.M71]+[.$H$23]+[.N72]" office:value-type="float" office:value="55566" calcext:value-type="float">
            <text:p>55566</text:p>
          </table:table-cell>
          <table:table-cell table:formula="of:=IF([.O72]&gt;=[.$H$21];1;0)" office:value-type="float" office:value="0" calcext:value-type="float">
            <text:p>0</text:p>
          </table:table-cell>
          <table:table-cell table:formula="of:=[.O71]+[.$H$24]-[.N71]*[.$H$21]" office:value-type="float" office:value="99" calcext:value-type="float">
            <text:p>99</text:p>
          </table:table-cell>
          <table:table-cell/>
          <table:table-cell table:formula="of:=ABS(FLOOR([.K72])-[.M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2]+[.K$17]" office:value-type="float" office:value="56615.2875000001" calcext:value-type="float">
            <text:p>56615.2875000001</text:p>
          </table:table-cell>
          <table:table-cell/>
          <table:table-cell table:formula="of:=[.M72]+[.$H$23]+[.N73]" office:value-type="float" office:value="56615" calcext:value-type="float">
            <text:p>56615</text:p>
          </table:table-cell>
          <table:table-cell table:formula="of:=IF([.O73]&gt;=[.$H$21];1;0)" office:value-type="float" office:value="1" calcext:value-type="float">
            <text:p>1</text:p>
          </table:table-cell>
          <table:table-cell table:formula="of:=[.O72]+[.$H$24]-[.N72]*[.$H$21]" office:value-type="float" office:value="154" calcext:value-type="float">
            <text:p>154</text:p>
          </table:table-cell>
          <table:table-cell/>
          <table:table-cell table:formula="of:=ABS(FLOOR([.K73])-[.M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3]+[.K$17]" office:value-type="float" office:value="57663.7187500001" calcext:value-type="float">
            <text:p>57663.7187500001</text:p>
          </table:table-cell>
          <table:table-cell/>
          <table:table-cell table:formula="of:=[.M73]+[.$H$23]+[.N74]" office:value-type="float" office:value="57663" calcext:value-type="float">
            <text:p>57663</text:p>
          </table:table-cell>
          <table:table-cell table:formula="of:=IF([.O74]&gt;=[.$H$21];1;0)" office:value-type="float" office:value="0" calcext:value-type="float">
            <text:p>0</text:p>
          </table:table-cell>
          <table:table-cell table:formula="of:=[.O73]+[.$H$24]-[.N73]*[.$H$21]" office:value-type="float" office:value="81" calcext:value-type="float">
            <text:p>81</text:p>
          </table:table-cell>
          <table:table-cell/>
          <table:table-cell table:formula="of:=ABS(FLOOR([.K74])-[.M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4]+[.K$17]" office:value-type="float" office:value="58712.1500000001" calcext:value-type="float">
            <text:p>58712.1500000001</text:p>
          </table:table-cell>
          <table:table-cell/>
          <table:table-cell table:formula="of:=[.M74]+[.$H$23]+[.N75]" office:value-type="float" office:value="58712" calcext:value-type="float">
            <text:p>58712</text:p>
          </table:table-cell>
          <table:table-cell table:formula="of:=IF([.O75]&gt;=[.$H$21];1;0)" office:value-type="float" office:value="1" calcext:value-type="float">
            <text:p>1</text:p>
          </table:table-cell>
          <table:table-cell table:formula="of:=[.O74]+[.$H$24]-[.N74]*[.$H$21]" office:value-type="float" office:value="136" calcext:value-type="float">
            <text:p>136</text:p>
          </table:table-cell>
          <table:table-cell/>
          <table:table-cell table:formula="of:=ABS(FLOOR([.K75])-[.M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5]+[.K$17]" office:value-type="float" office:value="59760.5812500001" calcext:value-type="float">
            <text:p>59760.5812500001</text:p>
          </table:table-cell>
          <table:table-cell/>
          <table:table-cell table:formula="of:=[.M75]+[.$H$23]+[.N76]" office:value-type="float" office:value="59760" calcext:value-type="float">
            <text:p>59760</text:p>
          </table:table-cell>
          <table:table-cell table:formula="of:=IF([.O76]&gt;=[.$H$21];1;0)" office:value-type="float" office:value="0" calcext:value-type="float">
            <text:p>0</text:p>
          </table:table-cell>
          <table:table-cell table:formula="of:=[.O75]+[.$H$24]-[.N75]*[.$H$21]" office:value-type="float" office:value="63" calcext:value-type="float">
            <text:p>63</text:p>
          </table:table-cell>
          <table:table-cell/>
          <table:table-cell table:formula="of:=ABS(FLOOR([.K76])-[.M7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6]+[.K$17]" office:value-type="float" office:value="60809.0125000001" calcext:value-type="float">
            <text:p>60809.0125000001</text:p>
          </table:table-cell>
          <table:table-cell/>
          <table:table-cell table:formula="of:=[.M76]+[.$H$23]+[.N77]" office:value-type="float" office:value="60808" calcext:value-type="float">
            <text:p>60808</text:p>
          </table:table-cell>
          <table:table-cell table:formula="of:=IF([.O77]&gt;=[.$H$21];1;0)" office:value-type="float" office:value="0" calcext:value-type="float">
            <text:p>0</text:p>
          </table:table-cell>
          <table:table-cell table:formula="of:=[.O76]+[.$H$24]-[.N76]*[.$H$21]" office:value-type="float" office:value="118" calcext:value-type="float">
            <text:p>118</text:p>
          </table:table-cell>
          <table:table-cell/>
          <table:table-cell table:formula="of:=ABS(FLOOR([.K77])-[.M7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formula="of:=[.K77]+[.K$17]" office:value-type="float" office:value="61857.4437500001" calcext:value-type="float">
            <text:p>61857.4437500001</text:p>
          </table:table-cell>
          <table:table-cell/>
          <table:table-cell table:formula="of:=[.M77]+[.$H$23]+[.N78]" office:value-type="float" office:value="61857" calcext:value-type="float">
            <text:p>61857</text:p>
          </table:table-cell>
          <table:table-cell table:formula="of:=IF([.O78]&gt;=[.$H$21];1;0)" office:value-type="float" office:value="1" calcext:value-type="float">
            <text:p>1</text:p>
          </table:table-cell>
          <table:table-cell table:formula="of:=[.O77]+[.$H$24]-[.N77]*[.$H$21]" office:value-type="float" office:value="173" calcext:value-type="float">
            <text:p>173</text:p>
          </table:table-cell>
          <table:table-cell/>
          <table:table-cell table:formula="of:=ABS(FLOOR([.K78])-[.M7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8]+[.K$17]" office:value-type="float" office:value="62905.8750000001" calcext:value-type="float">
            <text:p>62905.8750000001</text:p>
          </table:table-cell>
          <table:table-cell/>
          <table:table-cell table:formula="of:=[.M78]+[.$H$23]+[.N79]" office:value-type="float" office:value="62905" calcext:value-type="float">
            <text:p>62905</text:p>
          </table:table-cell>
          <table:table-cell table:formula="of:=IF([.O79]&gt;=[.$H$21];1;0)" office:value-type="float" office:value="0" calcext:value-type="float">
            <text:p>0</text:p>
          </table:table-cell>
          <table:table-cell table:formula="of:=[.O78]+[.$H$24]-[.N78]*[.$H$21]" office:value-type="float" office:value="100" calcext:value-type="float">
            <text:p>100</text:p>
          </table:table-cell>
          <table:table-cell/>
          <table:table-cell table:formula="of:=ABS(FLOOR([.K79])-[.M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9]+[.K$17]" office:value-type="float" office:value="63954.3062500001" calcext:value-type="float">
            <text:p>63954.3062500001</text:p>
          </table:table-cell>
          <table:table-cell/>
          <table:table-cell table:formula="of:=[.M79]+[.$H$23]+[.N80]" office:value-type="float" office:value="63954" calcext:value-type="float">
            <text:p>63954</text:p>
          </table:table-cell>
          <table:table-cell table:formula="of:=IF([.O80]&gt;=[.$H$21];1;0)" office:value-type="float" office:value="1" calcext:value-type="float">
            <text:p>1</text:p>
          </table:table-cell>
          <table:table-cell table:formula="of:=[.O79]+[.$H$24]-[.N79]*[.$H$21]" office:value-type="float" office:value="155" calcext:value-type="float">
            <text:p>155</text:p>
          </table:table-cell>
          <table:table-cell/>
          <table:table-cell table:formula="of:=ABS(FLOOR([.K80])-[.M8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0]+[.K$17]" office:value-type="float" office:value="65002.7375000001" calcext:value-type="float">
            <text:p>65002.7375000001</text:p>
          </table:table-cell>
          <table:table-cell/>
          <table:table-cell table:formula="of:=[.M80]+[.$H$23]+[.N81]" office:value-type="float" office:value="65002" calcext:value-type="float">
            <text:p>65002</text:p>
          </table:table-cell>
          <table:table-cell table:formula="of:=IF([.O81]&gt;=[.$H$21];1;0)" office:value-type="float" office:value="0" calcext:value-type="float">
            <text:p>0</text:p>
          </table:table-cell>
          <table:table-cell table:formula="of:=[.O80]+[.$H$24]-[.N80]*[.$H$21]" office:value-type="float" office:value="82" calcext:value-type="float">
            <text:p>82</text:p>
          </table:table-cell>
          <table:table-cell/>
          <table:table-cell table:formula="of:=ABS(FLOOR([.K81])-[.M8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1]+[.K$17]" office:value-type="float" office:value="66051.1687500001" calcext:value-type="float">
            <text:p>66051.1687500001</text:p>
          </table:table-cell>
          <table:table-cell/>
          <table:table-cell table:formula="of:=[.M81]+[.$H$23]+[.N82]" office:value-type="float" office:value="66051" calcext:value-type="float">
            <text:p>66051</text:p>
          </table:table-cell>
          <table:table-cell table:formula="of:=IF([.O82]&gt;=[.$H$21];1;0)" office:value-type="float" office:value="1" calcext:value-type="float">
            <text:p>1</text:p>
          </table:table-cell>
          <table:table-cell table:formula="of:=[.O81]+[.$H$24]-[.N81]*[.$H$21]" office:value-type="float" office:value="137" calcext:value-type="float">
            <text:p>137</text:p>
          </table:table-cell>
          <table:table-cell/>
          <table:table-cell table:formula="of:=ABS(FLOOR([.K82])-[.M8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2]+[.K$17]" office:value-type="float" office:value="67099.6000000001" calcext:value-type="float">
            <text:p>67099.6000000001</text:p>
          </table:table-cell>
          <table:table-cell/>
          <table:table-cell table:formula="of:=[.M82]+[.$H$23]+[.N83]" office:value-type="float" office:value="67099" calcext:value-type="float">
            <text:p>67099</text:p>
          </table:table-cell>
          <table:table-cell table:formula="of:=IF([.O83]&gt;=[.$H$21];1;0)" office:value-type="float" office:value="0" calcext:value-type="float">
            <text:p>0</text:p>
          </table:table-cell>
          <table:table-cell table:formula="of:=[.O82]+[.$H$24]-[.N82]*[.$H$21]" office:value-type="float" office:value="64" calcext:value-type="float">
            <text:p>64</text:p>
          </table:table-cell>
          <table:table-cell/>
          <table:table-cell table:formula="of:=ABS(FLOOR([.K83])-[.M8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3]+[.K$17]" office:value-type="float" office:value="68148.03125" calcext:value-type="float">
            <text:p>68148.03125</text:p>
          </table:table-cell>
          <table:table-cell/>
          <table:table-cell table:formula="of:=[.M83]+[.$H$23]+[.N84]" office:value-type="float" office:value="68147" calcext:value-type="float">
            <text:p>68147</text:p>
          </table:table-cell>
          <table:table-cell table:formula="of:=IF([.O84]&gt;=[.$H$21];1;0)" office:value-type="float" office:value="0" calcext:value-type="float">
            <text:p>0</text:p>
          </table:table-cell>
          <table:table-cell table:formula="of:=[.O83]+[.$H$24]-[.N83]*[.$H$21]" office:value-type="float" office:value="119" calcext:value-type="float">
            <text:p>119</text:p>
          </table:table-cell>
          <table:table-cell/>
          <table:table-cell table:formula="of:=ABS(FLOOR([.K84])-[.M8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formula="of:=[.K84]+[.K$17]" office:value-type="float" office:value="69196.4625" calcext:value-type="float">
            <text:p>69196.4625</text:p>
          </table:table-cell>
          <table:table-cell/>
          <table:table-cell table:formula="of:=[.M84]+[.$H$23]+[.N85]" office:value-type="float" office:value="69196" calcext:value-type="float">
            <text:p>69196</text:p>
          </table:table-cell>
          <table:table-cell table:formula="of:=IF([.O85]&gt;=[.$H$21];1;0)" office:value-type="float" office:value="1" calcext:value-type="float">
            <text:p>1</text:p>
          </table:table-cell>
          <table:table-cell table:formula="of:=[.O84]+[.$H$24]-[.N84]*[.$H$21]" office:value-type="float" office:value="174" calcext:value-type="float">
            <text:p>174</text:p>
          </table:table-cell>
          <table:table-cell/>
          <table:table-cell table:formula="of:=ABS(FLOOR([.K85])-[.M8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5]+[.K$17]" office:value-type="float" office:value="70244.89375" calcext:value-type="float">
            <text:p>70244.89375</text:p>
          </table:table-cell>
          <table:table-cell/>
          <table:table-cell table:formula="of:=[.M85]+[.$H$23]+[.N86]" office:value-type="float" office:value="70244" calcext:value-type="float">
            <text:p>70244</text:p>
          </table:table-cell>
          <table:table-cell table:formula="of:=IF([.O86]&gt;=[.$H$21];1;0)" office:value-type="float" office:value="0" calcext:value-type="float">
            <text:p>0</text:p>
          </table:table-cell>
          <table:table-cell table:formula="of:=[.O85]+[.$H$24]-[.N85]*[.$H$21]" office:value-type="float" office:value="101" calcext:value-type="float">
            <text:p>101</text:p>
          </table:table-cell>
          <table:table-cell/>
          <table:table-cell table:formula="of:=ABS(FLOOR([.K86])-[.M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6]+[.K$17]" office:value-type="float" office:value="71293.325" calcext:value-type="float">
            <text:p>71293.325</text:p>
          </table:table-cell>
          <table:table-cell/>
          <table:table-cell table:formula="of:=[.M86]+[.$H$23]+[.N87]" office:value-type="float" office:value="71293" calcext:value-type="float">
            <text:p>71293</text:p>
          </table:table-cell>
          <table:table-cell table:formula="of:=IF([.O87]&gt;=[.$H$21];1;0)" office:value-type="float" office:value="1" calcext:value-type="float">
            <text:p>1</text:p>
          </table:table-cell>
          <table:table-cell table:formula="of:=[.O86]+[.$H$24]-[.N86]*[.$H$21]" office:value-type="float" office:value="156" calcext:value-type="float">
            <text:p>156</text:p>
          </table:table-cell>
          <table:table-cell/>
          <table:table-cell table:formula="of:=ABS(FLOOR([.K87])-[.M8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7]+[.K$17]" office:value-type="float" office:value="72341.75625" calcext:value-type="float">
            <text:p>72341.75625</text:p>
          </table:table-cell>
          <table:table-cell/>
          <table:table-cell table:formula="of:=[.M87]+[.$H$23]+[.N88]" office:value-type="float" office:value="72341" calcext:value-type="float">
            <text:p>72341</text:p>
          </table:table-cell>
          <table:table-cell table:formula="of:=IF([.O88]&gt;=[.$H$21];1;0)" office:value-type="float" office:value="0" calcext:value-type="float">
            <text:p>0</text:p>
          </table:table-cell>
          <table:table-cell table:formula="of:=[.O87]+[.$H$24]-[.N87]*[.$H$21]" office:value-type="float" office:value="83" calcext:value-type="float">
            <text:p>83</text:p>
          </table:table-cell>
          <table:table-cell/>
          <table:table-cell table:formula="of:=ABS(FLOOR([.K88])-[.M8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8]+[.K$17]" office:value-type="float" office:value="73390.1875" calcext:value-type="float">
            <text:p>73390.1875</text:p>
          </table:table-cell>
          <table:table-cell/>
          <table:table-cell table:formula="of:=[.M88]+[.$H$23]+[.N89]" office:value-type="float" office:value="73390" calcext:value-type="float">
            <text:p>73390</text:p>
          </table:table-cell>
          <table:table-cell table:formula="of:=IF([.O89]&gt;=[.$H$21];1;0)" office:value-type="float" office:value="1" calcext:value-type="float">
            <text:p>1</text:p>
          </table:table-cell>
          <table:table-cell table:formula="of:=[.O88]+[.$H$24]-[.N88]*[.$H$21]" office:value-type="float" office:value="138" calcext:value-type="float">
            <text:p>138</text:p>
          </table:table-cell>
          <table:table-cell/>
          <table:table-cell table:formula="of:=ABS(FLOOR([.K89])-[.M8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9]+[.K$17]" office:value-type="float" office:value="74438.61875" calcext:value-type="float">
            <text:p>74438.61875</text:p>
          </table:table-cell>
          <table:table-cell/>
          <table:table-cell table:formula="of:=[.M89]+[.$H$23]+[.N90]" office:value-type="float" office:value="74438" calcext:value-type="float">
            <text:p>74438</text:p>
          </table:table-cell>
          <table:table-cell table:formula="of:=IF([.O90]&gt;=[.$H$21];1;0)" office:value-type="float" office:value="0" calcext:value-type="float">
            <text:p>0</text:p>
          </table:table-cell>
          <table:table-cell table:formula="of:=[.O89]+[.$H$24]-[.N89]*[.$H$21]" office:value-type="float" office:value="65" calcext:value-type="float">
            <text:p>65</text:p>
          </table:table-cell>
          <table:table-cell/>
          <table:table-cell table:formula="of:=ABS(FLOOR([.K90])-[.M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0]+[.K$17]" office:value-type="float" office:value="75487.05" calcext:value-type="float">
            <text:p>75487.05</text:p>
          </table:table-cell>
          <table:table-cell/>
          <table:table-cell table:formula="of:=[.M90]+[.$H$23]+[.N91]" office:value-type="float" office:value="75486" calcext:value-type="float">
            <text:p>75486</text:p>
          </table:table-cell>
          <table:table-cell table:formula="of:=IF([.O91]&gt;=[.$H$21];1;0)" office:value-type="float" office:value="0" calcext:value-type="float">
            <text:p>0</text:p>
          </table:table-cell>
          <table:table-cell table:formula="of:=[.O90]+[.$H$24]-[.N90]*[.$H$21]" office:value-type="float" office:value="120" calcext:value-type="float">
            <text:p>120</text:p>
          </table:table-cell>
          <table:table-cell/>
          <table:table-cell table:formula="of:=ABS(FLOOR([.K91])-[.M9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formula="of:=[.K91]+[.K$17]" office:value-type="float" office:value="76535.48125" calcext:value-type="float">
            <text:p>76535.48125</text:p>
          </table:table-cell>
          <table:table-cell/>
          <table:table-cell table:formula="of:=[.M91]+[.$H$23]+[.N92]" office:value-type="float" office:value="76535" calcext:value-type="float">
            <text:p>76535</text:p>
          </table:table-cell>
          <table:table-cell table:formula="of:=IF([.O92]&gt;=[.$H$21];1;0)" office:value-type="float" office:value="1" calcext:value-type="float">
            <text:p>1</text:p>
          </table:table-cell>
          <table:table-cell table:formula="of:=[.O91]+[.$H$24]-[.N91]*[.$H$21]" office:value-type="float" office:value="175" calcext:value-type="float">
            <text:p>175</text:p>
          </table:table-cell>
          <table:table-cell/>
          <table:table-cell table:formula="of:=ABS(FLOOR([.K92])-[.M9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2]+[.K$17]" office:value-type="float" office:value="77583.9125" calcext:value-type="float">
            <text:p>77583.9125</text:p>
          </table:table-cell>
          <table:table-cell/>
          <table:table-cell table:formula="of:=[.M92]+[.$H$23]+[.N93]" office:value-type="float" office:value="77583" calcext:value-type="float">
            <text:p>77583</text:p>
          </table:table-cell>
          <table:table-cell table:formula="of:=IF([.O93]&gt;=[.$H$21];1;0)" office:value-type="float" office:value="0" calcext:value-type="float">
            <text:p>0</text:p>
          </table:table-cell>
          <table:table-cell table:formula="of:=[.O92]+[.$H$24]-[.N92]*[.$H$21]" office:value-type="float" office:value="102" calcext:value-type="float">
            <text:p>102</text:p>
          </table:table-cell>
          <table:table-cell/>
          <table:table-cell table:formula="of:=ABS(FLOOR([.K93])-[.M9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3]+[.K$17]" office:value-type="float" office:value="78632.34375" calcext:value-type="float">
            <text:p>78632.34375</text:p>
          </table:table-cell>
          <table:table-cell/>
          <table:table-cell table:formula="of:=[.M93]+[.$H$23]+[.N94]" office:value-type="float" office:value="78632" calcext:value-type="float">
            <text:p>78632</text:p>
          </table:table-cell>
          <table:table-cell table:formula="of:=IF([.O94]&gt;=[.$H$21];1;0)" office:value-type="float" office:value="1" calcext:value-type="float">
            <text:p>1</text:p>
          </table:table-cell>
          <table:table-cell table:formula="of:=[.O93]+[.$H$24]-[.N93]*[.$H$21]" office:value-type="float" office:value="157" calcext:value-type="float">
            <text:p>157</text:p>
          </table:table-cell>
          <table:table-cell/>
          <table:table-cell table:formula="of:=ABS(FLOOR([.K94])-[.M9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4]+[.K$17]" office:value-type="float" office:value="79680.775" calcext:value-type="float">
            <text:p>79680.775</text:p>
          </table:table-cell>
          <table:table-cell/>
          <table:table-cell table:formula="of:=[.M94]+[.$H$23]+[.N95]" office:value-type="float" office:value="79680" calcext:value-type="float">
            <text:p>79680</text:p>
          </table:table-cell>
          <table:table-cell table:formula="of:=IF([.O95]&gt;=[.$H$21];1;0)" office:value-type="float" office:value="0" calcext:value-type="float">
            <text:p>0</text:p>
          </table:table-cell>
          <table:table-cell table:formula="of:=[.O94]+[.$H$24]-[.N94]*[.$H$21]" office:value-type="float" office:value="84" calcext:value-type="float">
            <text:p>84</text:p>
          </table:table-cell>
          <table:table-cell/>
          <table:table-cell table:formula="of:=ABS(FLOOR([.K95])-[.M9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5]+[.K$17]" office:value-type="float" office:value="80729.20625" calcext:value-type="float">
            <text:p>80729.20625</text:p>
          </table:table-cell>
          <table:table-cell/>
          <table:table-cell table:formula="of:=[.M95]+[.$H$23]+[.N96]" office:value-type="float" office:value="80729" calcext:value-type="float">
            <text:p>80729</text:p>
          </table:table-cell>
          <table:table-cell table:formula="of:=IF([.O96]&gt;=[.$H$21];1;0)" office:value-type="float" office:value="1" calcext:value-type="float">
            <text:p>1</text:p>
          </table:table-cell>
          <table:table-cell table:formula="of:=[.O95]+[.$H$24]-[.N95]*[.$H$21]" office:value-type="float" office:value="139" calcext:value-type="float">
            <text:p>139</text:p>
          </table:table-cell>
          <table:table-cell/>
          <table:table-cell table:formula="of:=ABS(FLOOR([.K96])-[.M9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6]+[.K$17]" office:value-type="float" office:value="81777.6375" calcext:value-type="float">
            <text:p>81777.6375</text:p>
          </table:table-cell>
          <table:table-cell/>
          <table:table-cell table:formula="of:=[.M96]+[.$H$23]+[.N97]" office:value-type="float" office:value="81777" calcext:value-type="float">
            <text:p>81777</text:p>
          </table:table-cell>
          <table:table-cell table:formula="of:=IF([.O97]&gt;=[.$H$21];1;0)" office:value-type="float" office:value="0" calcext:value-type="float">
            <text:p>0</text:p>
          </table:table-cell>
          <table:table-cell table:formula="of:=[.O96]+[.$H$24]-[.N96]*[.$H$21]" office:value-type="float" office:value="66" calcext:value-type="float">
            <text:p>66</text:p>
          </table:table-cell>
          <table:table-cell/>
          <table:table-cell table:formula="of:=ABS(FLOOR([.K97])-[.M9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7]+[.K$17]" office:value-type="float" office:value="82826.06875" calcext:value-type="float">
            <text:p>82826.06875</text:p>
          </table:table-cell>
          <table:table-cell/>
          <table:table-cell table:formula="of:=[.M97]+[.$H$23]+[.N98]" office:value-type="float" office:value="82825" calcext:value-type="float">
            <text:p>82825</text:p>
          </table:table-cell>
          <table:table-cell table:formula="of:=IF([.O98]&gt;=[.$H$21];1;0)" office:value-type="float" office:value="0" calcext:value-type="float">
            <text:p>0</text:p>
          </table:table-cell>
          <table:table-cell table:formula="of:=[.O97]+[.$H$24]-[.N97]*[.$H$21]" office:value-type="float" office:value="121" calcext:value-type="float">
            <text:p>121</text:p>
          </table:table-cell>
          <table:table-cell/>
          <table:table-cell table:formula="of:=ABS(FLOOR([.K98])-[.M9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formula="of:=[.K98]+[.K$17]" office:value-type="float" office:value="83874.5" calcext:value-type="float">
            <text:p>83874.5</text:p>
          </table:table-cell>
          <table:table-cell/>
          <table:table-cell table:formula="of:=[.M98]+[.$H$23]+[.N99]" office:value-type="float" office:value="83874" calcext:value-type="float">
            <text:p>83874</text:p>
          </table:table-cell>
          <table:table-cell table:formula="of:=IF([.O99]&gt;=[.$H$21];1;0)" office:value-type="float" office:value="1" calcext:value-type="float">
            <text:p>1</text:p>
          </table:table-cell>
          <table:table-cell table:formula="of:=[.O98]+[.$H$24]-[.N98]*[.$H$21]" office:value-type="float" office:value="176" calcext:value-type="float">
            <text:p>176</text:p>
          </table:table-cell>
          <table:table-cell/>
          <table:table-cell table:formula="of:=ABS(FLOOR([.K99])-[.M9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9]+[.K$17]" office:value-type="float" office:value="84922.9312499999" calcext:value-type="float">
            <text:p>84922.9312499999</text:p>
          </table:table-cell>
          <table:table-cell/>
          <table:table-cell table:formula="of:=[.M99]+[.$H$23]+[.N100]" office:value-type="float" office:value="84922" calcext:value-type="float">
            <text:p>84922</text:p>
          </table:table-cell>
          <table:table-cell table:formula="of:=IF([.O100]&gt;=[.$H$21];1;0)" office:value-type="float" office:value="0" calcext:value-type="float">
            <text:p>0</text:p>
          </table:table-cell>
          <table:table-cell table:formula="of:=[.O99]+[.$H$24]-[.N99]*[.$H$21]" office:value-type="float" office:value="103" calcext:value-type="float">
            <text:p>103</text:p>
          </table:table-cell>
          <table:table-cell/>
          <table:table-cell table:formula="of:=ABS(FLOOR([.K100])-[.M10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0]+[.K$17]" office:value-type="float" office:value="85971.3625" calcext:value-type="float">
            <text:p>85971.3625</text:p>
          </table:table-cell>
          <table:table-cell/>
          <table:table-cell table:formula="of:=[.M100]+[.$H$23]+[.N101]" office:value-type="float" office:value="85971" calcext:value-type="float">
            <text:p>85971</text:p>
          </table:table-cell>
          <table:table-cell table:formula="of:=IF([.O101]&gt;=[.$H$21];1;0)" office:value-type="float" office:value="1" calcext:value-type="float">
            <text:p>1</text:p>
          </table:table-cell>
          <table:table-cell table:formula="of:=[.O100]+[.$H$24]-[.N100]*[.$H$21]" office:value-type="float" office:value="158" calcext:value-type="float">
            <text:p>158</text:p>
          </table:table-cell>
          <table:table-cell/>
          <table:table-cell table:formula="of:=ABS(FLOOR([.K101])-[.M10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1]+[.K$17]" office:value-type="float" office:value="87019.7937499999" calcext:value-type="float">
            <text:p>87019.7937499999</text:p>
          </table:table-cell>
          <table:table-cell/>
          <table:table-cell table:formula="of:=[.M101]+[.$H$23]+[.N102]" office:value-type="float" office:value="87019" calcext:value-type="float">
            <text:p>87019</text:p>
          </table:table-cell>
          <table:table-cell table:formula="of:=IF([.O102]&gt;=[.$H$21];1;0)" office:value-type="float" office:value="0" calcext:value-type="float">
            <text:p>0</text:p>
          </table:table-cell>
          <table:table-cell table:formula="of:=[.O101]+[.$H$24]-[.N101]*[.$H$21]" office:value-type="float" office:value="85" calcext:value-type="float">
            <text:p>85</text:p>
          </table:table-cell>
          <table:table-cell/>
          <table:table-cell table:formula="of:=ABS(FLOOR([.K102])-[.M10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2]+[.K$17]" office:value-type="float" office:value="88068.2249999999" calcext:value-type="float">
            <text:p>88068.2249999999</text:p>
          </table:table-cell>
          <table:table-cell/>
          <table:table-cell table:formula="of:=[.M102]+[.$H$23]+[.N103]" office:value-type="float" office:value="88068" calcext:value-type="float">
            <text:p>88068</text:p>
          </table:table-cell>
          <table:table-cell table:formula="of:=IF([.O103]&gt;=[.$H$21];1;0)" office:value-type="float" office:value="1" calcext:value-type="float">
            <text:p>1</text:p>
          </table:table-cell>
          <table:table-cell table:formula="of:=[.O102]+[.$H$24]-[.N102]*[.$H$21]" office:value-type="float" office:value="140" calcext:value-type="float">
            <text:p>140</text:p>
          </table:table-cell>
          <table:table-cell/>
          <table:table-cell table:formula="of:=ABS(FLOOR([.K103])-[.M10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3]+[.K$17]" office:value-type="float" office:value="89116.6562499999" calcext:value-type="float">
            <text:p>89116.6562499999</text:p>
          </table:table-cell>
          <table:table-cell/>
          <table:table-cell table:formula="of:=[.M103]+[.$H$23]+[.N104]" office:value-type="float" office:value="89116" calcext:value-type="float">
            <text:p>89116</text:p>
          </table:table-cell>
          <table:table-cell table:formula="of:=IF([.O104]&gt;=[.$H$21];1;0)" office:value-type="float" office:value="0" calcext:value-type="float">
            <text:p>0</text:p>
          </table:table-cell>
          <table:table-cell table:formula="of:=[.O103]+[.$H$24]-[.N103]*[.$H$21]" office:value-type="float" office:value="67" calcext:value-type="float">
            <text:p>67</text:p>
          </table:table-cell>
          <table:table-cell/>
          <table:table-cell table:formula="of:=ABS(FLOOR([.K104])-[.M10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4]+[.K$17]" office:value-type="float" office:value="90165.0874999999" calcext:value-type="float">
            <text:p>90165.0874999999</text:p>
          </table:table-cell>
          <table:table-cell/>
          <table:table-cell table:formula="of:=[.M104]+[.$H$23]+[.N105]" office:value-type="float" office:value="90164" calcext:value-type="float">
            <text:p>90164</text:p>
          </table:table-cell>
          <table:table-cell table:formula="of:=IF([.O105]&gt;=[.$H$21];1;0)" office:value-type="float" office:value="0" calcext:value-type="float">
            <text:p>0</text:p>
          </table:table-cell>
          <table:table-cell table:formula="of:=[.O104]+[.$H$24]-[.N104]*[.$H$21]" office:value-type="float" office:value="122" calcext:value-type="float">
            <text:p>122</text:p>
          </table:table-cell>
          <table:table-cell/>
          <table:table-cell table:formula="of:=ABS(FLOOR([.K105])-[.M10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formula="of:=[.K105]+[.K$17]" office:value-type="float" office:value="91213.5187499999" calcext:value-type="float">
            <text:p>91213.5187499999</text:p>
          </table:table-cell>
          <table:table-cell/>
          <table:table-cell table:formula="of:=[.M105]+[.$H$23]+[.N106]" office:value-type="float" office:value="91213" calcext:value-type="float">
            <text:p>91213</text:p>
          </table:table-cell>
          <table:table-cell table:formula="of:=IF([.O106]&gt;=[.$H$21];1;0)" office:value-type="float" office:value="1" calcext:value-type="float">
            <text:p>1</text:p>
          </table:table-cell>
          <table:table-cell table:formula="of:=[.O105]+[.$H$24]-[.N105]*[.$H$21]" office:value-type="float" office:value="177" calcext:value-type="float">
            <text:p>177</text:p>
          </table:table-cell>
          <table:table-cell/>
          <table:table-cell table:formula="of:=ABS(FLOOR([.K106])-[.M10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6]+[.K$17]" office:value-type="float" office:value="92261.9499999999" calcext:value-type="float">
            <text:p>92261.9499999999</text:p>
          </table:table-cell>
          <table:table-cell/>
          <table:table-cell table:formula="of:=[.M106]+[.$H$23]+[.N107]" office:value-type="float" office:value="92261" calcext:value-type="float">
            <text:p>92261</text:p>
          </table:table-cell>
          <table:table-cell table:formula="of:=IF([.O107]&gt;=[.$H$21];1;0)" office:value-type="float" office:value="0" calcext:value-type="float">
            <text:p>0</text:p>
          </table:table-cell>
          <table:table-cell table:formula="of:=[.O106]+[.$H$24]-[.N106]*[.$H$21]" office:value-type="float" office:value="104" calcext:value-type="float">
            <text:p>104</text:p>
          </table:table-cell>
          <table:table-cell/>
          <table:table-cell table:formula="of:=ABS(FLOOR([.K107])-[.M10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7]+[.K$17]" office:value-type="float" office:value="93310.3812499999" calcext:value-type="float">
            <text:p>93310.3812499999</text:p>
          </table:table-cell>
          <table:table-cell/>
          <table:table-cell table:formula="of:=[.M107]+[.$H$23]+[.N108]" office:value-type="float" office:value="93310" calcext:value-type="float">
            <text:p>93310</text:p>
          </table:table-cell>
          <table:table-cell table:formula="of:=IF([.O108]&gt;=[.$H$21];1;0)" office:value-type="float" office:value="1" calcext:value-type="float">
            <text:p>1</text:p>
          </table:table-cell>
          <table:table-cell table:formula="of:=[.O107]+[.$H$24]-[.N107]*[.$H$21]" office:value-type="float" office:value="159" calcext:value-type="float">
            <text:p>159</text:p>
          </table:table-cell>
          <table:table-cell/>
          <table:table-cell table:formula="of:=ABS(FLOOR([.K108])-[.M10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8]+[.K$17]" office:value-type="float" office:value="94358.8124999999" calcext:value-type="float">
            <text:p>94358.8124999999</text:p>
          </table:table-cell>
          <table:table-cell/>
          <table:table-cell table:formula="of:=[.M108]+[.$H$23]+[.N109]" office:value-type="float" office:value="94358" calcext:value-type="float">
            <text:p>94358</text:p>
          </table:table-cell>
          <table:table-cell table:formula="of:=IF([.O109]&gt;=[.$H$21];1;0)" office:value-type="float" office:value="0" calcext:value-type="float">
            <text:p>0</text:p>
          </table:table-cell>
          <table:table-cell table:formula="of:=[.O108]+[.$H$24]-[.N108]*[.$H$21]" office:value-type="float" office:value="86" calcext:value-type="float">
            <text:p>86</text:p>
          </table:table-cell>
          <table:table-cell/>
          <table:table-cell table:formula="of:=ABS(FLOOR([.K109])-[.M10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9]+[.K$17]" office:value-type="float" office:value="95407.2437499999" calcext:value-type="float">
            <text:p>95407.2437499999</text:p>
          </table:table-cell>
          <table:table-cell/>
          <table:table-cell table:formula="of:=[.M109]+[.$H$23]+[.N110]" office:value-type="float" office:value="95407" calcext:value-type="float">
            <text:p>95407</text:p>
          </table:table-cell>
          <table:table-cell table:formula="of:=IF([.O110]&gt;=[.$H$21];1;0)" office:value-type="float" office:value="1" calcext:value-type="float">
            <text:p>1</text:p>
          </table:table-cell>
          <table:table-cell table:formula="of:=[.O109]+[.$H$24]-[.N109]*[.$H$21]" office:value-type="float" office:value="141" calcext:value-type="float">
            <text:p>141</text:p>
          </table:table-cell>
          <table:table-cell/>
          <table:table-cell table:formula="of:=ABS(FLOOR([.K110])-[.M1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0]+[.K$17]" office:value-type="float" office:value="96455.6749999999" calcext:value-type="float">
            <text:p>96455.6749999999</text:p>
          </table:table-cell>
          <table:table-cell/>
          <table:table-cell table:formula="of:=[.M110]+[.$H$23]+[.N111]" office:value-type="float" office:value="96455" calcext:value-type="float">
            <text:p>96455</text:p>
          </table:table-cell>
          <table:table-cell table:formula="of:=IF([.O111]&gt;=[.$H$21];1;0)" office:value-type="float" office:value="0" calcext:value-type="float">
            <text:p>0</text:p>
          </table:table-cell>
          <table:table-cell table:formula="of:=[.O110]+[.$H$24]-[.N110]*[.$H$21]" office:value-type="float" office:value="68" calcext:value-type="float">
            <text:p>68</text:p>
          </table:table-cell>
          <table:table-cell/>
          <table:table-cell table:formula="of:=ABS(FLOOR([.K111])-[.M1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1]+[.K$17]" office:value-type="float" office:value="97504.1062499999" calcext:value-type="float">
            <text:p>97504.1062499999</text:p>
          </table:table-cell>
          <table:table-cell/>
          <table:table-cell table:formula="of:=[.M111]+[.$H$23]+[.N112]" office:value-type="float" office:value="97503" calcext:value-type="float">
            <text:p>97503</text:p>
          </table:table-cell>
          <table:table-cell table:formula="of:=IF([.O112]&gt;=[.$H$21];1;0)" office:value-type="float" office:value="0" calcext:value-type="float">
            <text:p>0</text:p>
          </table:table-cell>
          <table:table-cell table:formula="of:=[.O111]+[.$H$24]-[.N111]*[.$H$21]" office:value-type="float" office:value="123" calcext:value-type="float">
            <text:p>123</text:p>
          </table:table-cell>
          <table:table-cell/>
          <table:table-cell table:formula="of:=ABS(FLOOR([.K112])-[.M11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formula="of:=[.K112]+[.K$17]" office:value-type="float" office:value="98552.5374999999" calcext:value-type="float">
            <text:p>98552.5374999999</text:p>
          </table:table-cell>
          <table:table-cell/>
          <table:table-cell table:formula="of:=[.M112]+[.$H$23]+[.N113]" office:value-type="float" office:value="98552" calcext:value-type="float">
            <text:p>98552</text:p>
          </table:table-cell>
          <table:table-cell table:formula="of:=IF([.O113]&gt;=[.$H$21];1;0)" office:value-type="float" office:value="1" calcext:value-type="float">
            <text:p>1</text:p>
          </table:table-cell>
          <table:table-cell table:formula="of:=[.O112]+[.$H$24]-[.N112]*[.$H$21]" office:value-type="float" office:value="178" calcext:value-type="float">
            <text:p>178</text:p>
          </table:table-cell>
          <table:table-cell/>
          <table:table-cell table:formula="of:=ABS(FLOOR([.K113])-[.M1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3]+[.K$17]" office:value-type="float" office:value="99600.9687499999" calcext:value-type="float">
            <text:p>99600.9687499999</text:p>
          </table:table-cell>
          <table:table-cell/>
          <table:table-cell table:formula="of:=[.M113]+[.$H$23]+[.N114]" office:value-type="float" office:value="99600" calcext:value-type="float">
            <text:p>99600</text:p>
          </table:table-cell>
          <table:table-cell table:formula="of:=IF([.O114]&gt;=[.$H$21];1;0)" office:value-type="float" office:value="0" calcext:value-type="float">
            <text:p>0</text:p>
          </table:table-cell>
          <table:table-cell table:formula="of:=[.O113]+[.$H$24]-[.N113]*[.$H$21]" office:value-type="float" office:value="105" calcext:value-type="float">
            <text:p>105</text:p>
          </table:table-cell>
          <table:table-cell/>
          <table:table-cell table:formula="of:=ABS(FLOOR([.K114])-[.M11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4]+[.K$17]" office:value-type="float" office:value="100649.4" calcext:value-type="float">
            <text:p>100649.4</text:p>
          </table:table-cell>
          <table:table-cell/>
          <table:table-cell table:formula="of:=[.M114]+[.$H$23]+[.N115]" office:value-type="float" office:value="100649" calcext:value-type="float">
            <text:p>100649</text:p>
          </table:table-cell>
          <table:table-cell table:formula="of:=IF([.O115]&gt;=[.$H$21];1;0)" office:value-type="float" office:value="1" calcext:value-type="float">
            <text:p>1</text:p>
          </table:table-cell>
          <table:table-cell table:formula="of:=[.O114]+[.$H$24]-[.N114]*[.$H$21]" office:value-type="float" office:value="160" calcext:value-type="float">
            <text:p>160</text:p>
          </table:table-cell>
          <table:table-cell/>
          <table:table-cell table:formula="of:=ABS(FLOOR([.K115])-[.M1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5]+[.K$17]" office:value-type="float" office:value="101697.83125" calcext:value-type="float">
            <text:p>101697.83125</text:p>
          </table:table-cell>
          <table:table-cell/>
          <table:table-cell table:formula="of:=[.M115]+[.$H$23]+[.N116]" office:value-type="float" office:value="101697" calcext:value-type="float">
            <text:p>101697</text:p>
          </table:table-cell>
          <table:table-cell table:formula="of:=IF([.O116]&gt;=[.$H$21];1;0)" office:value-type="float" office:value="0" calcext:value-type="float">
            <text:p>0</text:p>
          </table:table-cell>
          <table:table-cell table:formula="of:=[.O115]+[.$H$24]-[.N115]*[.$H$21]" office:value-type="float" office:value="87" calcext:value-type="float">
            <text:p>87</text:p>
          </table:table-cell>
          <table:table-cell/>
          <table:table-cell table:formula="of:=ABS(FLOOR([.K116])-[.M11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6]+[.K$17]" office:value-type="float" office:value="102746.2625" calcext:value-type="float">
            <text:p>102746.2625</text:p>
          </table:table-cell>
          <table:table-cell/>
          <table:table-cell table:formula="of:=[.M116]+[.$H$23]+[.N117]" office:value-type="float" office:value="102746" calcext:value-type="float">
            <text:p>102746</text:p>
          </table:table-cell>
          <table:table-cell table:formula="of:=IF([.O117]&gt;=[.$H$21];1;0)" office:value-type="float" office:value="1" calcext:value-type="float">
            <text:p>1</text:p>
          </table:table-cell>
          <table:table-cell table:formula="of:=[.O116]+[.$H$24]-[.N116]*[.$H$21]" office:value-type="float" office:value="142" calcext:value-type="float">
            <text:p>142</text:p>
          </table:table-cell>
          <table:table-cell/>
          <table:table-cell table:formula="of:=ABS(FLOOR([.K117])-[.M11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7]+[.K$17]" office:value-type="float" office:value="103794.69375" calcext:value-type="float">
            <text:p>103794.69375</text:p>
          </table:table-cell>
          <table:table-cell/>
          <table:table-cell table:formula="of:=[.M117]+[.$H$23]+[.N118]" office:value-type="float" office:value="103794" calcext:value-type="float">
            <text:p>103794</text:p>
          </table:table-cell>
          <table:table-cell table:formula="of:=IF([.O118]&gt;=[.$H$21];1;0)" office:value-type="float" office:value="0" calcext:value-type="float">
            <text:p>0</text:p>
          </table:table-cell>
          <table:table-cell table:formula="of:=[.O117]+[.$H$24]-[.N117]*[.$H$21]" office:value-type="float" office:value="69" calcext:value-type="float">
            <text:p>69</text:p>
          </table:table-cell>
          <table:table-cell/>
          <table:table-cell table:formula="of:=ABS(FLOOR([.K118])-[.M1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8]+[.K$17]" office:value-type="float" office:value="104843.125" calcext:value-type="float">
            <text:p>104843.125</text:p>
          </table:table-cell>
          <table:table-cell/>
          <table:table-cell table:formula="of:=[.M118]+[.$H$23]+[.N119]" office:value-type="float" office:value="104842" calcext:value-type="float">
            <text:p>104842</text:p>
          </table:table-cell>
          <table:table-cell table:formula="of:=IF([.O119]&gt;=[.$H$21];1;0)" office:value-type="float" office:value="0" calcext:value-type="float">
            <text:p>0</text:p>
          </table:table-cell>
          <table:table-cell table:formula="of:=[.O118]+[.$H$24]-[.N118]*[.$H$21]" office:value-type="float" office:value="124" calcext:value-type="float">
            <text:p>124</text:p>
          </table:table-cell>
          <table:table-cell/>
          <table:table-cell table:formula="of:=ABS(FLOOR([.K119])-[.M11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formula="of:=[.K119]+[.K$17]" office:value-type="float" office:value="105891.55625" calcext:value-type="float">
            <text:p>105891.55625</text:p>
          </table:table-cell>
          <table:table-cell/>
          <table:table-cell table:formula="of:=[.M119]+[.$H$23]+[.N120]" office:value-type="float" office:value="105891" calcext:value-type="float">
            <text:p>105891</text:p>
          </table:table-cell>
          <table:table-cell table:formula="of:=IF([.O120]&gt;=[.$H$21];1;0)" office:value-type="float" office:value="1" calcext:value-type="float">
            <text:p>1</text:p>
          </table:table-cell>
          <table:table-cell table:formula="of:=[.O119]+[.$H$24]-[.N119]*[.$H$21]" office:value-type="float" office:value="179" calcext:value-type="float">
            <text:p>179</text:p>
          </table:table-cell>
          <table:table-cell/>
          <table:table-cell table:formula="of:=ABS(FLOOR([.K120])-[.M1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0]+[.K$17]" office:value-type="float" office:value="106939.9875" calcext:value-type="float">
            <text:p>106939.9875</text:p>
          </table:table-cell>
          <table:table-cell/>
          <table:table-cell table:formula="of:=[.M120]+[.$H$23]+[.N121]" office:value-type="float" office:value="106939" calcext:value-type="float">
            <text:p>106939</text:p>
          </table:table-cell>
          <table:table-cell table:formula="of:=IF([.O121]&gt;=[.$H$21];1;0)" office:value-type="float" office:value="0" calcext:value-type="float">
            <text:p>0</text:p>
          </table:table-cell>
          <table:table-cell table:formula="of:=[.O120]+[.$H$24]-[.N120]*[.$H$21]" office:value-type="float" office:value="106" calcext:value-type="float">
            <text:p>106</text:p>
          </table:table-cell>
          <table:table-cell/>
          <table:table-cell table:formula="of:=ABS(FLOOR([.K121])-[.M1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1]+[.K$17]" office:value-type="float" office:value="107988.41875" calcext:value-type="float">
            <text:p>107988.41875</text:p>
          </table:table-cell>
          <table:table-cell/>
          <table:table-cell table:formula="of:=[.M121]+[.$H$23]+[.N122]" office:value-type="float" office:value="107988" calcext:value-type="float">
            <text:p>107988</text:p>
          </table:table-cell>
          <table:table-cell table:formula="of:=IF([.O122]&gt;=[.$H$21];1;0)" office:value-type="float" office:value="1" calcext:value-type="float">
            <text:p>1</text:p>
          </table:table-cell>
          <table:table-cell table:formula="of:=[.O121]+[.$H$24]-[.N121]*[.$H$21]" office:value-type="float" office:value="161" calcext:value-type="float">
            <text:p>161</text:p>
          </table:table-cell>
          <table:table-cell/>
          <table:table-cell table:formula="of:=ABS(FLOOR([.K122])-[.M1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2]+[.K$17]" office:value-type="float" office:value="109036.85" calcext:value-type="float">
            <text:p>109036.85</text:p>
          </table:table-cell>
          <table:table-cell/>
          <table:table-cell table:formula="of:=[.M122]+[.$H$23]+[.N123]" office:value-type="float" office:value="109036" calcext:value-type="float">
            <text:p>109036</text:p>
          </table:table-cell>
          <table:table-cell table:formula="of:=IF([.O123]&gt;=[.$H$21];1;0)" office:value-type="float" office:value="0" calcext:value-type="float">
            <text:p>0</text:p>
          </table:table-cell>
          <table:table-cell table:formula="of:=[.O122]+[.$H$24]-[.N122]*[.$H$21]" office:value-type="float" office:value="88" calcext:value-type="float">
            <text:p>88</text:p>
          </table:table-cell>
          <table:table-cell/>
          <table:table-cell table:formula="of:=ABS(FLOOR([.K123])-[.M1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3]+[.K$17]" office:value-type="float" office:value="110085.28125" calcext:value-type="float">
            <text:p>110085.28125</text:p>
          </table:table-cell>
          <table:table-cell/>
          <table:table-cell table:formula="of:=[.M123]+[.$H$23]+[.N124]" office:value-type="float" office:value="110085" calcext:value-type="float">
            <text:p>110085</text:p>
          </table:table-cell>
          <table:table-cell table:formula="of:=IF([.O124]&gt;=[.$H$21];1;0)" office:value-type="float" office:value="1" calcext:value-type="float">
            <text:p>1</text:p>
          </table:table-cell>
          <table:table-cell table:formula="of:=[.O123]+[.$H$24]-[.N123]*[.$H$21]" office:value-type="float" office:value="143" calcext:value-type="float">
            <text:p>143</text:p>
          </table:table-cell>
          <table:table-cell/>
          <table:table-cell table:formula="of:=ABS(FLOOR([.K124])-[.M1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4]+[.K$17]" office:value-type="float" office:value="111133.7125" calcext:value-type="float">
            <text:p>111133.7125</text:p>
          </table:table-cell>
          <table:table-cell/>
          <table:table-cell table:formula="of:=[.M124]+[.$H$23]+[.N125]" office:value-type="float" office:value="111133" calcext:value-type="float">
            <text:p>111133</text:p>
          </table:table-cell>
          <table:table-cell table:formula="of:=IF([.O125]&gt;=[.$H$21];1;0)" office:value-type="float" office:value="0" calcext:value-type="float">
            <text:p>0</text:p>
          </table:table-cell>
          <table:table-cell table:formula="of:=[.O124]+[.$H$24]-[.N124]*[.$H$21]" office:value-type="float" office:value="70" calcext:value-type="float">
            <text:p>70</text:p>
          </table:table-cell>
          <table:table-cell/>
          <table:table-cell table:formula="of:=ABS(FLOOR([.K125])-[.M1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5]+[.K$17]" office:value-type="float" office:value="112182.14375" calcext:value-type="float">
            <text:p>112182.14375</text:p>
          </table:table-cell>
          <table:table-cell/>
          <table:table-cell table:formula="of:=[.M125]+[.$H$23]+[.N126]" office:value-type="float" office:value="112181" calcext:value-type="float">
            <text:p>112181</text:p>
          </table:table-cell>
          <table:table-cell table:formula="of:=IF([.O126]&gt;=[.$H$21];1;0)" office:value-type="float" office:value="0" calcext:value-type="float">
            <text:p>0</text:p>
          </table:table-cell>
          <table:table-cell table:formula="of:=[.O125]+[.$H$24]-[.N125]*[.$H$21]" office:value-type="float" office:value="125" calcext:value-type="float">
            <text:p>125</text:p>
          </table:table-cell>
          <table:table-cell/>
          <table:table-cell table:formula="of:=ABS(FLOOR([.K126])-[.M12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formula="of:=[.K126]+[.K$17]" office:value-type="float" office:value="113230.575" calcext:value-type="float">
            <text:p>113230.575</text:p>
          </table:table-cell>
          <table:table-cell/>
          <table:table-cell table:formula="of:=[.M126]+[.$H$23]+[.N127]" office:value-type="float" office:value="113230" calcext:value-type="float">
            <text:p>113230</text:p>
          </table:table-cell>
          <table:table-cell table:formula="of:=IF([.O127]&gt;=[.$H$21];1;0)" office:value-type="float" office:value="1" calcext:value-type="float">
            <text:p>1</text:p>
          </table:table-cell>
          <table:table-cell table:formula="of:=[.O126]+[.$H$24]-[.N126]*[.$H$21]" office:value-type="float" office:value="180" calcext:value-type="float">
            <text:p>180</text:p>
          </table:table-cell>
          <table:table-cell/>
          <table:table-cell table:formula="of:=ABS(FLOOR([.K127])-[.M1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7]+[.K$17]" office:value-type="float" office:value="114279.00625" calcext:value-type="float">
            <text:p>114279.00625</text:p>
          </table:table-cell>
          <table:table-cell/>
          <table:table-cell table:formula="of:=[.M127]+[.$H$23]+[.N128]" office:value-type="float" office:value="114278" calcext:value-type="float">
            <text:p>114278</text:p>
          </table:table-cell>
          <table:table-cell table:formula="of:=IF([.O128]&gt;=[.$H$21];1;0)" office:value-type="float" office:value="0" calcext:value-type="float">
            <text:p>0</text:p>
          </table:table-cell>
          <table:table-cell table:formula="of:=[.O127]+[.$H$24]-[.N127]*[.$H$21]" office:value-type="float" office:value="107" calcext:value-type="float">
            <text:p>107</text:p>
          </table:table-cell>
          <table:table-cell/>
          <table:table-cell table:formula="of:=ABS(FLOOR([.K128])-[.M12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formula="of:=[.K128]+[.K$17]" office:value-type="float" office:value="115327.4375" calcext:value-type="float">
            <text:p>115327.4375</text:p>
          </table:table-cell>
          <table:table-cell/>
          <table:table-cell table:formula="of:=[.M128]+[.$H$23]+[.N129]" office:value-type="float" office:value="115327" calcext:value-type="float">
            <text:p>115327</text:p>
          </table:table-cell>
          <table:table-cell table:formula="of:=IF([.O129]&gt;=[.$H$21];1;0)" office:value-type="float" office:value="1" calcext:value-type="float">
            <text:p>1</text:p>
          </table:table-cell>
          <table:table-cell table:formula="of:=[.O128]+[.$H$24]-[.N128]*[.$H$21]" office:value-type="float" office:value="162" calcext:value-type="float">
            <text:p>162</text:p>
          </table:table-cell>
          <table:table-cell/>
          <table:table-cell table:formula="of:=ABS(FLOOR([.K129])-[.M12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9]+[.K$17]" office:value-type="float" office:value="116375.86875" calcext:value-type="float">
            <text:p>116375.86875</text:p>
          </table:table-cell>
          <table:table-cell/>
          <table:table-cell table:formula="of:=[.M129]+[.$H$23]+[.N130]" office:value-type="float" office:value="116375" calcext:value-type="float">
            <text:p>116375</text:p>
          </table:table-cell>
          <table:table-cell table:formula="of:=IF([.O130]&gt;=[.$H$21];1;0)" office:value-type="float" office:value="0" calcext:value-type="float">
            <text:p>0</text:p>
          </table:table-cell>
          <table:table-cell table:formula="of:=[.O129]+[.$H$24]-[.N129]*[.$H$21]" office:value-type="float" office:value="89" calcext:value-type="float">
            <text:p>89</text:p>
          </table:table-cell>
          <table:table-cell/>
          <table:table-cell table:formula="of:=ABS(FLOOR([.K130])-[.M1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0]+[.K$17]" office:value-type="float" office:value="117424.3" calcext:value-type="float">
            <text:p>117424.3</text:p>
          </table:table-cell>
          <table:table-cell/>
          <table:table-cell table:formula="of:=[.M130]+[.$H$23]+[.N131]" office:value-type="float" office:value="117424" calcext:value-type="float">
            <text:p>117424</text:p>
          </table:table-cell>
          <table:table-cell table:formula="of:=IF([.O131]&gt;=[.$H$21];1;0)" office:value-type="float" office:value="1" calcext:value-type="float">
            <text:p>1</text:p>
          </table:table-cell>
          <table:table-cell table:formula="of:=[.O130]+[.$H$24]-[.N130]*[.$H$21]" office:value-type="float" office:value="144" calcext:value-type="float">
            <text:p>144</text:p>
          </table:table-cell>
          <table:table-cell/>
          <table:table-cell table:formula="of:=ABS(FLOOR([.K131])-[.M13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1]+[.K$17]" office:value-type="float" office:value="118472.73125" calcext:value-type="float">
            <text:p>118472.73125</text:p>
          </table:table-cell>
          <table:table-cell/>
          <table:table-cell table:formula="of:=[.M131]+[.$H$23]+[.N132]" office:value-type="float" office:value="118472" calcext:value-type="float">
            <text:p>118472</text:p>
          </table:table-cell>
          <table:table-cell table:formula="of:=IF([.O132]&gt;=[.$H$21];1;0)" office:value-type="float" office:value="0" calcext:value-type="float">
            <text:p>0</text:p>
          </table:table-cell>
          <table:table-cell table:formula="of:=[.O131]+[.$H$24]-[.N131]*[.$H$21]" office:value-type="float" office:value="71" calcext:value-type="float">
            <text:p>71</text:p>
          </table:table-cell>
          <table:table-cell/>
          <table:table-cell table:formula="of:=ABS(FLOOR([.K132])-[.M13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2]+[.K$17]" office:value-type="float" office:value="119521.1625" calcext:value-type="float">
            <text:p>119521.1625</text:p>
          </table:table-cell>
          <table:table-cell/>
          <table:table-cell table:formula="of:=[.M132]+[.$H$23]+[.N133]" office:value-type="float" office:value="119520" calcext:value-type="float">
            <text:p>119520</text:p>
          </table:table-cell>
          <table:table-cell table:formula="of:=IF([.O133]&gt;=[.$H$21];1;0)" office:value-type="float" office:value="0" calcext:value-type="float">
            <text:p>0</text:p>
          </table:table-cell>
          <table:table-cell table:formula="of:=[.O132]+[.$H$24]-[.N132]*[.$H$21]" office:value-type="float" office:value="126" calcext:value-type="float">
            <text:p>126</text:p>
          </table:table-cell>
          <table:table-cell/>
          <table:table-cell table:formula="of:=ABS(FLOOR([.K133])-[.M13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formula="of:=[.K133]+[.K$17]" office:value-type="float" office:value="120569.59375" calcext:value-type="float">
            <text:p>120569.59375</text:p>
          </table:table-cell>
          <table:table-cell/>
          <table:table-cell table:formula="of:=[.M133]+[.$H$23]+[.N134]" office:value-type="float" office:value="120569" calcext:value-type="float">
            <text:p>120569</text:p>
          </table:table-cell>
          <table:table-cell table:formula="of:=IF([.O134]&gt;=[.$H$21];1;0)" office:value-type="float" office:value="1" calcext:value-type="float">
            <text:p>1</text:p>
          </table:table-cell>
          <table:table-cell table:formula="of:=[.O133]+[.$H$24]-[.N133]*[.$H$21]" office:value-type="float" office:value="181" calcext:value-type="float">
            <text:p>181</text:p>
          </table:table-cell>
          <table:table-cell/>
          <table:table-cell table:formula="of:=ABS(FLOOR([.K134])-[.M13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4]+[.K$17]" office:value-type="float" office:value="121618.025" calcext:value-type="float">
            <text:p>121618.025</text:p>
          </table:table-cell>
          <table:table-cell/>
          <table:table-cell table:formula="of:=[.M134]+[.$H$23]+[.N135]" office:value-type="float" office:value="121617" calcext:value-type="float">
            <text:p>121617</text:p>
          </table:table-cell>
          <table:table-cell table:formula="of:=IF([.O135]&gt;=[.$H$21];1;0)" office:value-type="float" office:value="0" calcext:value-type="float">
            <text:p>0</text:p>
          </table:table-cell>
          <table:table-cell table:formula="of:=[.O134]+[.$H$24]-[.N134]*[.$H$21]" office:value-type="float" office:value="108" calcext:value-type="float">
            <text:p>108</text:p>
          </table:table-cell>
          <table:table-cell/>
          <table:table-cell table:formula="of:=ABS(FLOOR([.K135])-[.M13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formula="of:=[.K135]+[.K$17]" office:value-type="float" office:value="122666.45625" calcext:value-type="float">
            <text:p>122666.45625</text:p>
          </table:table-cell>
          <table:table-cell/>
          <table:table-cell table:formula="of:=[.M135]+[.$H$23]+[.N136]" office:value-type="float" office:value="122666" calcext:value-type="float">
            <text:p>122666</text:p>
          </table:table-cell>
          <table:table-cell table:formula="of:=IF([.O136]&gt;=[.$H$21];1;0)" office:value-type="float" office:value="1" calcext:value-type="float">
            <text:p>1</text:p>
          </table:table-cell>
          <table:table-cell table:formula="of:=[.O135]+[.$H$24]-[.N135]*[.$H$21]" office:value-type="float" office:value="163" calcext:value-type="float">
            <text:p>163</text:p>
          </table:table-cell>
          <table:table-cell/>
          <table:table-cell table:formula="of:=ABS(FLOOR([.K136])-[.M13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6]+[.K$17]" office:value-type="float" office:value="123714.8875" calcext:value-type="float">
            <text:p>123714.8875</text:p>
          </table:table-cell>
          <table:table-cell/>
          <table:table-cell table:formula="of:=[.M136]+[.$H$23]+[.N137]" office:value-type="float" office:value="123714" calcext:value-type="float">
            <text:p>123714</text:p>
          </table:table-cell>
          <table:table-cell table:formula="of:=IF([.O137]&gt;=[.$H$21];1;0)" office:value-type="float" office:value="0" calcext:value-type="float">
            <text:p>0</text:p>
          </table:table-cell>
          <table:table-cell table:formula="of:=[.O136]+[.$H$24]-[.N136]*[.$H$21]" office:value-type="float" office:value="90" calcext:value-type="float">
            <text:p>90</text:p>
          </table:table-cell>
          <table:table-cell/>
          <table:table-cell table:formula="of:=ABS(FLOOR([.K137])-[.M13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7]+[.K$17]" office:value-type="float" office:value="124763.31875" calcext:value-type="float">
            <text:p>124763.31875</text:p>
          </table:table-cell>
          <table:table-cell/>
          <table:table-cell table:formula="of:=[.M137]+[.$H$23]+[.N138]" office:value-type="float" office:value="124763" calcext:value-type="float">
            <text:p>124763</text:p>
          </table:table-cell>
          <table:table-cell table:formula="of:=IF([.O138]&gt;=[.$H$21];1;0)" office:value-type="float" office:value="1" calcext:value-type="float">
            <text:p>1</text:p>
          </table:table-cell>
          <table:table-cell table:formula="of:=[.O137]+[.$H$24]-[.N137]*[.$H$21]" office:value-type="float" office:value="145" calcext:value-type="float">
            <text:p>145</text:p>
          </table:table-cell>
          <table:table-cell/>
          <table:table-cell table:formula="of:=ABS(FLOOR([.K138])-[.M13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8]+[.K$17]" office:value-type="float" office:value="125811.75" calcext:value-type="float">
            <text:p>125811.75</text:p>
          </table:table-cell>
          <table:table-cell/>
          <table:table-cell table:formula="of:=[.M138]+[.$H$23]+[.N139]" office:value-type="float" office:value="125811" calcext:value-type="float">
            <text:p>125811</text:p>
          </table:table-cell>
          <table:table-cell table:formula="of:=IF([.O139]&gt;=[.$H$21];1;0)" office:value-type="float" office:value="0" calcext:value-type="float">
            <text:p>0</text:p>
          </table:table-cell>
          <table:table-cell table:formula="of:=[.O138]+[.$H$24]-[.N138]*[.$H$21]" office:value-type="float" office:value="72" calcext:value-type="float">
            <text:p>72</text:p>
          </table:table-cell>
          <table:table-cell/>
          <table:table-cell table:formula="of:=ABS(FLOOR([.K139])-[.M13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9]+[.K$17]" office:value-type="float" office:value="126860.18125" calcext:value-type="float">
            <text:p>126860.18125</text:p>
          </table:table-cell>
          <table:table-cell/>
          <table:table-cell table:formula="of:=[.M139]+[.$H$23]+[.N140]" office:value-type="float" office:value="126859" calcext:value-type="float">
            <text:p>126859</text:p>
          </table:table-cell>
          <table:table-cell table:formula="of:=IF([.O140]&gt;=[.$H$21];1;0)" office:value-type="float" office:value="0" calcext:value-type="float">
            <text:p>0</text:p>
          </table:table-cell>
          <table:table-cell table:formula="of:=[.O139]+[.$H$24]-[.N139]*[.$H$21]" office:value-type="float" office:value="127" calcext:value-type="float">
            <text:p>127</text:p>
          </table:table-cell>
          <table:table-cell/>
          <table:table-cell table:formula="of:=ABS(FLOOR([.K140])-[.M14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formula="of:=[.K140]+[.K$17]" office:value-type="float" office:value="127908.6125" calcext:value-type="float">
            <text:p>127908.6125</text:p>
          </table:table-cell>
          <table:table-cell/>
          <table:table-cell table:formula="of:=[.M140]+[.$H$23]+[.N141]" office:value-type="float" office:value="127908" calcext:value-type="float">
            <text:p>127908</text:p>
          </table:table-cell>
          <table:table-cell table:formula="of:=IF([.O141]&gt;=[.$H$21];1;0)" office:value-type="float" office:value="1" calcext:value-type="float">
            <text:p>1</text:p>
          </table:table-cell>
          <table:table-cell table:formula="of:=[.O140]+[.$H$24]-[.N140]*[.$H$21]" office:value-type="float" office:value="182" calcext:value-type="float">
            <text:p>182</text:p>
          </table:table-cell>
          <table:table-cell/>
          <table:table-cell table:formula="of:=ABS(FLOOR([.K141])-[.M14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41]+[.K$17]" office:value-type="float" office:value="128957.04375" calcext:value-type="float">
            <text:p>128957.04375</text:p>
          </table:table-cell>
          <table:table-cell/>
          <table:table-cell table:formula="of:=[.M141]+[.$H$23]+[.N142]" office:value-type="float" office:value="128956" calcext:value-type="float">
            <text:p>128956</text:p>
          </table:table-cell>
          <table:table-cell table:formula="of:=IF([.O142]&gt;=[.$H$21];1;0)" office:value-type="float" office:value="0" calcext:value-type="float">
            <text:p>0</text:p>
          </table:table-cell>
          <table:table-cell table:formula="of:=[.O141]+[.$H$24]-[.N141]*[.$H$21]" office:value-type="float" office:value="109" calcext:value-type="float">
            <text:p>109</text:p>
          </table:table-cell>
          <table:table-cell/>
          <table:table-cell table:formula="of:=ABS(FLOOR([.K142])-[.M142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21:34:11.847725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0:34:35.644559078</meta:creation-date>
    <dc:date>2018-09-18T00:11:08.982282726</dc:date>
    <meta:editing-duration>PT1H19M26S</meta:editing-duration>
    <meta:editing-cycles>18</meta:editing-cycles>
    <meta:generator>LibreOffice/5.1.6.2$Linux_X86_64 LibreOffice_project/10m0$Build-2</meta:generator>
    <meta:document-statistic meta:table-count="1" meta:cell-count="743" meta:object-count="0"/>
  </office:meta>
</office:document-meta>
</file>